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OpenSymbol" svg:font-family="OpenSymbol"/>
    <style:font-face style:name="OpenSymbol1" svg:font-family="OpenSymbol" style:font-charset="x-symbol"/>
    <style:font-face style:name="Symbol" svg:font-family="Symbol"/>
    <style:font-face style:name="Symbol1"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office:font-face-decls>
  <office:automatic-styles>
    <style:style style:name="P1"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999cm" style:type="right" style:leader-style="dotted" style:leader-text="."/>
        </style:tab-stops>
      </style:paragraph-properties>
    </style:style>
    <style:style style:name="P5" style:family="paragraph" style:parent-style-name="Contents_20_3">
      <style:paragraph-properties>
        <style:tab-stops>
          <style:tab-stop style:position="16.999cm" style:type="right" style:leader-style="dotted" style:leader-text="."/>
        </style:tab-stops>
      </style:paragraph-properties>
    </style:style>
    <style:style style:name="P6" style:family="paragraph" style:parent-style-name="Footer">
      <style:text-properties fo:language="fr" fo:country="FR"/>
    </style:style>
    <style:style style:name="P7" style:family="paragraph" style:parent-style-name="Header">
      <style:text-properties fo:language="fr" fo:country="FR"/>
    </style:style>
    <style:style style:name="P8" style:family="paragraph" style:parent-style-name="Heading_20_1">
      <style:paragraph-properties fo:text-align="justify" style:justify-single-word="false"/>
      <style:text-properties fo:font-size="18pt" fo:language="fr" fo:country="FR" fo:font-style="normal" fo:font-weight="bold" officeooo:rsid="00122bac" officeooo:paragraph-rsid="00122bac" style:font-size-asian="18pt" style:font-style-asian="normal" style:font-weight-asian="bold" style:font-size-complex="18pt" style:font-style-complex="normal" style:font-weight-complex="bold"/>
    </style:style>
    <style:style style:name="P9" style:family="paragraph" style:parent-style-name="Heading_20_1">
      <style:text-properties fo:language="fr" fo:country="FR"/>
    </style:style>
    <style:style style:name="P10" style:family="paragraph" style:parent-style-name="Heading_20_2">
      <style:text-properties fo:language="fr" fo:country="FR" officeooo:rsid="002132a3" officeooo:paragraph-rsid="002132a3"/>
    </style:style>
    <style:style style:name="P11" style:family="paragraph" style:parent-style-name="Standard">
      <style:paragraph-properties fo:text-align="center" style:justify-single-word="false"/>
      <style:text-properties fo:font-size="18pt" fo:language="fr" fo:country="FR" fo:font-weight="bold" officeooo:rsid="00122bac" officeooo:paragraph-rsid="00122bac" style:font-size-asian="18pt" style:font-weight-asian="bold" style:font-size-complex="18pt" style:font-weight-complex="bold"/>
    </style:style>
    <style:style style:name="P12" style:family="paragraph" style:parent-style-name="Standard">
      <style:text-properties fo:font-size="11pt" fo:language="fr" fo:country="FR" officeooo:rsid="0022fe5d" officeooo:paragraph-rsid="0022fe5d" style:font-size-asian="11pt" style:font-size-complex="11pt"/>
    </style:style>
    <style:style style:name="P13" style:family="paragraph" style:parent-style-name="Standard">
      <style:paragraph-properties fo:text-align="justify" style:justify-single-word="false"/>
      <style:text-properties fo:font-size="11pt" fo:language="fr" fo:country="FR" officeooo:paragraph-rsid="00286482" style:font-size-asian="11pt" style:font-size-complex="11pt"/>
    </style:style>
    <style:style style:name="P14" style:family="paragraph" style:parent-style-name="Standard">
      <style:paragraph-properties fo:text-align="justify" style:justify-single-word="false"/>
      <style:text-properties fo:font-size="11pt" fo:language="fr" fo:country="FR" officeooo:rsid="00122bac" officeooo:paragraph-rsid="002b3b68" style:font-size-asian="11pt" style:font-size-complex="11pt"/>
    </style:style>
    <style:style style:name="P15" style:family="paragraph" style:parent-style-name="Standard">
      <style:paragraph-properties fo:text-align="justify" style:justify-single-word="false"/>
      <style:text-properties fo:font-size="11pt" fo:language="fr" fo:country="FR" fo:font-weight="normal" officeooo:rsid="0020fcee" officeooo:paragraph-rsid="00264f18" style:font-size-asian="11pt" style:font-weight-asian="normal" style:font-size-complex="11pt" style:font-weight-complex="normal"/>
    </style:style>
    <style:style style:name="P16" style:family="paragraph" style:parent-style-name="Standard">
      <style:paragraph-properties fo:text-align="justify" style:justify-single-word="false"/>
      <style:text-properties fo:font-size="11pt" fo:language="fr" fo:country="FR" fo:font-weight="normal" officeooo:rsid="0020fcee" officeooo:paragraph-rsid="00271fd9" style:font-size-asian="11pt" style:font-weight-asian="normal" style:font-size-complex="11pt" style:font-weight-complex="normal"/>
    </style:style>
    <style:style style:name="P17" style:family="paragraph" style:parent-style-name="Standard" style:list-style-name="L8">
      <style:paragraph-properties fo:text-align="justify" style:justify-single-word="false"/>
      <style:text-properties fo:font-size="11pt" fo:language="fr" fo:country="FR" fo:font-weight="normal" officeooo:rsid="00271fd9" officeooo:paragraph-rsid="00271fd9" style:font-size-asian="11pt" style:font-weight-asian="normal" style:font-size-complex="11pt" style:font-weight-complex="normal"/>
    </style:style>
    <style:style style:name="P18" style:family="paragraph" style:parent-style-name="Standard">
      <style:text-properties officeooo:paragraph-rsid="0024ec47"/>
    </style:style>
    <style:style style:name="P19" style:family="paragraph" style:parent-style-name="Standard">
      <style:text-properties officeooo:paragraph-rsid="00264f18"/>
    </style:style>
    <style:style style:name="P20" style:family="paragraph" style:parent-style-name="Standard">
      <style:text-properties officeooo:paragraph-rsid="00272d09"/>
    </style:style>
    <style:style style:name="P21" style:family="paragraph" style:parent-style-name="Standard">
      <style:text-properties officeooo:paragraph-rsid="00286482"/>
    </style:style>
    <style:style style:name="P22" style:family="paragraph" style:parent-style-name="Standard">
      <style:text-properties officeooo:paragraph-rsid="002b3b68"/>
    </style:style>
    <style:style style:name="P2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24" style:family="paragraph" style:parent-style-name="Text_20_body">
      <style:paragraph-properties fo:text-align="justify" style:justify-single-word="false"/>
      <style:text-properties fo:font-size="11pt" fo:language="fr" fo:country="FR" fo:font-style="normal" fo:font-weight="normal" officeooo:rsid="0013b4af" officeooo:paragraph-rsid="001880f0" style:font-size-asian="11pt" style:font-style-asian="normal" style:font-weight-asian="normal" style:font-size-complex="11pt" style:font-style-complex="normal" style:font-weight-complex="normal"/>
    </style:style>
    <style:style style:name="P25" style:family="paragraph" style:parent-style-name="Text_20_body">
      <style:paragraph-properties fo:text-align="justify" style:justify-single-word="false"/>
      <style:text-properties fo:font-size="11pt" fo:language="fr" fo:country="FR" fo:font-style="normal" fo:font-weight="normal" officeooo:rsid="00145a0f" officeooo:paragraph-rsid="001880f0" style:font-size-asian="11pt" style:font-style-asian="normal" style:font-weight-asian="normal" style:font-size-complex="11pt" style:font-style-complex="normal" style:font-weight-complex="normal"/>
    </style:style>
    <style:style style:name="P26" style:family="paragraph" style:parent-style-name="Text_20_body">
      <style:paragraph-properties fo:text-align="justify" style:justify-single-word="false"/>
      <style:text-properties fo:font-size="11pt" fo:language="fr" fo:country="FR" fo:font-style="normal" fo:font-weight="normal" officeooo:rsid="00145a0f" officeooo:paragraph-rsid="00122bac" style:font-size-asian="11pt" style:font-style-asian="normal" style:font-weight-asian="normal" style:font-size-complex="11pt" style:font-style-complex="normal" style:font-weight-complex="normal"/>
    </style:style>
    <style:style style:name="P27" style:family="paragraph" style:parent-style-name="Text_20_body">
      <style:paragraph-properties fo:text-align="justify" style:justify-single-word="false"/>
      <style:text-properties fo:font-size="11pt" fo:language="fr" fo:country="FR" fo:font-style="normal" fo:font-weight="normal" officeooo:rsid="0015d11e" officeooo:paragraph-rsid="0016b385" style:font-size-asian="11pt" style:font-style-asian="normal" style:font-weight-asian="normal" style:font-size-complex="11pt" style:font-style-complex="normal" style:font-weight-complex="normal"/>
    </style:style>
    <style:style style:name="P28" style:family="paragraph" style:parent-style-name="Text_20_body">
      <style:paragraph-properties fo:text-align="justify" style:justify-single-word="false"/>
      <style:text-properties fo:font-size="11pt" fo:language="fr" fo:country="FR" fo:font-style="normal" fo:font-weight="normal" officeooo:rsid="0015d11e" officeooo:paragraph-rsid="001a20f4" style:font-size-asian="11pt" style:font-style-asian="normal" style:font-weight-asian="normal" style:font-size-complex="11pt" style:font-style-complex="normal" style:font-weight-complex="normal"/>
    </style:style>
    <style:style style:name="P29" style:family="paragraph" style:parent-style-name="Text_20_body">
      <style:paragraph-properties fo:text-align="justify" style:justify-single-word="false"/>
      <style:text-properties fo:font-size="11pt" fo:language="fr" fo:country="FR" fo:font-style="normal" fo:font-weight="normal" officeooo:rsid="00271fd9" officeooo:paragraph-rsid="00271fd9" style:font-size-asian="11pt" style:font-style-asian="normal" style:font-weight-asian="normal" style:font-size-complex="11pt" style:font-style-complex="normal" style:font-weight-complex="normal"/>
    </style:style>
    <style:style style:name="P30" style:family="paragraph" style:parent-style-name="Text_20_body">
      <style:paragraph-properties fo:text-align="justify" style:justify-single-word="false"/>
      <style:text-properties fo:font-size="11pt" fo:language="fr" fo:country="FR" fo:font-style="normal" fo:font-weight="normal" officeooo:rsid="00272d09" officeooo:paragraph-rsid="00272d09" style:font-size-asian="11pt" style:font-style-asian="normal" style:font-weight-asian="normal" style:font-size-complex="11pt" style:font-style-complex="normal" style:font-weight-complex="normal"/>
    </style:style>
    <style:style style:name="P31" style:family="paragraph" style:parent-style-name="Text_20_body">
      <style:paragraph-properties fo:text-align="justify" style:justify-single-word="false"/>
      <style:text-properties fo:font-size="11pt" fo:language="fr" fo:country="FR" fo:font-style="normal" fo:font-weight="normal" officeooo:rsid="002becc5" officeooo:paragraph-rsid="002becc5" style:font-size-asian="11pt" style:font-style-asian="normal" style:font-weight-asian="normal" style:font-size-complex="11pt" style:font-style-complex="normal" style:font-weight-complex="normal"/>
    </style:style>
    <style:style style:name="P32" style:family="paragraph" style:parent-style-name="Text_20_body">
      <style:paragraph-properties fo:text-align="justify" style:justify-single-word="false"/>
      <style:text-properties fo:font-size="11pt" fo:language="fr" fo:country="FR" fo:font-style="normal" fo:font-weight="normal" officeooo:rsid="002d4945" officeooo:paragraph-rsid="002d4945" style:font-size-asian="11pt" style:font-style-asian="normal" style:font-weight-asian="normal" style:font-size-complex="11pt" style:font-style-complex="normal" style:font-weight-complex="normal"/>
    </style:style>
    <style:style style:name="P33" style:family="paragraph" style:parent-style-name="Text_20_body">
      <style:paragraph-properties fo:text-align="justify" style:justify-single-word="false"/>
      <style:text-properties fo:font-size="11pt" fo:language="fr" fo:country="FR" fo:font-style="normal" fo:font-weight="bold" officeooo:rsid="00145a0f" officeooo:paragraph-rsid="001880f0" style:font-size-asian="11pt" style:font-style-asian="normal" style:font-weight-asian="bold" style:font-size-complex="11pt" style:font-style-complex="normal" style:font-weight-complex="bold"/>
    </style:style>
    <style:style style:name="P34" style:family="paragraph" style:parent-style-name="Text_20_body">
      <style:paragraph-properties fo:text-align="justify" style:justify-single-word="false"/>
      <style:text-properties fo:font-size="11pt" fo:language="fr" fo:country="FR" officeooo:paragraph-rsid="00122bac" style:font-size-asian="11pt" style:font-size-complex="11pt"/>
    </style:style>
    <style:style style:name="P35" style:family="paragraph" style:parent-style-name="Text_20_body">
      <style:text-properties fo:font-size="11pt" fo:language="fr" fo:country="FR" officeooo:rsid="0024ec47" officeooo:paragraph-rsid="0024ec47" style:font-size-asian="11pt" style:font-size-complex="11pt"/>
    </style:style>
    <style:style style:name="P36" style:family="paragraph" style:parent-style-name="Text_20_body">
      <style:paragraph-properties fo:text-align="justify" style:justify-single-word="false"/>
      <style:text-properties fo:font-size="11pt" fo:language="fr" fo:country="FR" fo:font-weight="normal" officeooo:rsid="0016b385" officeooo:paragraph-rsid="001880f0" style:font-size-asian="11pt" style:font-weight-asian="normal" style:font-size-complex="11pt" style:font-weight-complex="normal"/>
    </style:style>
    <style:style style:name="P37" style:family="paragraph" style:parent-style-name="Text_20_body">
      <style:paragraph-properties fo:text-align="justify" style:justify-single-word="false"/>
      <style:text-properties fo:font-size="11pt" fo:language="fr" fo:country="FR" fo:font-weight="normal" officeooo:rsid="0016b385" officeooo:paragraph-rsid="001a20f4" style:font-size-asian="11pt" style:font-weight-asian="normal" style:font-size-complex="11pt" style:font-weight-complex="normal"/>
    </style:style>
    <style:style style:name="P38" style:family="paragraph" style:parent-style-name="Text_20_body">
      <style:paragraph-properties fo:text-align="justify" style:justify-single-word="false"/>
      <style:text-properties fo:font-size="11pt" fo:language="fr" fo:country="FR" fo:font-weight="normal" officeooo:rsid="0016b385" officeooo:paragraph-rsid="0016b385" style:font-size-asian="11pt" style:font-weight-asian="normal" style:font-size-complex="11pt" style:font-weight-complex="normal"/>
    </style:style>
    <style:style style:name="P39" style:family="paragraph" style:parent-style-name="Text_20_body">
      <style:paragraph-properties fo:text-align="justify" style:justify-single-word="false"/>
      <style:text-properties fo:font-size="11pt" fo:language="fr" fo:country="FR" fo:font-weight="normal" officeooo:rsid="001880f0" officeooo:paragraph-rsid="001880f0" style:font-size-asian="11pt" style:font-weight-asian="normal" style:font-size-complex="11pt" style:font-weight-complex="normal"/>
    </style:style>
    <style:style style:name="P40" style:family="paragraph" style:parent-style-name="Text_20_body" style:list-style-name="L6">
      <style:paragraph-properties fo:text-align="justify" style:justify-single-word="false"/>
      <style:text-properties fo:font-size="11pt" fo:language="fr" fo:country="FR" fo:font-weight="normal" officeooo:rsid="001880f0" officeooo:paragraph-rsid="001880f0" style:font-size-asian="11pt" style:font-weight-asian="normal" style:font-size-complex="11pt" style:font-weight-complex="normal"/>
    </style:style>
    <style:style style:name="P41" style:family="paragraph" style:parent-style-name="Text_20_body" style:list-style-name="L6">
      <style:paragraph-properties fo:text-align="justify" style:justify-single-word="false"/>
      <style:text-properties fo:font-size="11pt" fo:language="fr" fo:country="FR" fo:font-weight="normal" officeooo:rsid="001880f0" officeooo:paragraph-rsid="001a20f4" style:font-size-asian="11pt" style:font-weight-asian="normal" style:font-size-complex="11pt" style:font-weight-complex="normal"/>
    </style:style>
    <style:style style:name="P42" style:family="paragraph" style:parent-style-name="Text_20_body" style:list-style-name="L6">
      <style:paragraph-properties fo:text-align="justify" style:justify-single-word="false"/>
      <style:text-properties fo:font-size="11pt" fo:language="fr" fo:country="FR" fo:font-weight="normal" officeooo:rsid="001a20f4" officeooo:paragraph-rsid="001a20f4" style:font-size-asian="11pt" style:font-weight-asian="normal" style:font-size-complex="11pt" style:font-weight-complex="normal"/>
    </style:style>
    <style:style style:name="P43" style:family="paragraph" style:parent-style-name="Text_20_body">
      <style:paragraph-properties fo:text-align="justify" style:justify-single-word="false"/>
      <style:text-properties fo:font-size="11pt" fo:language="fr" fo:country="FR" fo:font-weight="normal" officeooo:rsid="001a20f4" officeooo:paragraph-rsid="001a20f4" style:font-size-asian="11pt" style:font-weight-asian="normal" style:font-size-complex="11pt" style:font-weight-complex="normal"/>
    </style:style>
    <style:style style:name="P44" style:family="paragraph" style:parent-style-name="Text_20_body">
      <style:paragraph-properties fo:text-align="justify" style:justify-single-word="false"/>
      <style:text-properties fo:font-size="11pt" fo:language="fr" fo:country="FR" fo:font-weight="normal" officeooo:rsid="001b16c0" officeooo:paragraph-rsid="001b16c0" style:font-size-asian="11pt" style:font-weight-asian="normal" style:font-size-complex="11pt" style:font-weight-complex="normal"/>
    </style:style>
    <style:style style:name="P45" style:family="paragraph" style:parent-style-name="Text_20_body">
      <style:paragraph-properties fo:text-align="justify" style:justify-single-word="false"/>
      <style:text-properties fo:font-size="11pt" fo:language="fr" fo:country="FR" fo:font-weight="normal" officeooo:rsid="0020fcee" officeooo:paragraph-rsid="0020fcee" style:font-size-asian="11pt" style:font-weight-asian="normal" style:font-size-complex="11pt" style:font-weight-complex="normal"/>
    </style:style>
    <style:style style:name="P46" style:family="paragraph" style:parent-style-name="Text_20_body">
      <style:paragraph-properties fo:text-align="justify" style:justify-single-word="false"/>
      <style:text-properties fo:font-size="11pt" fo:language="fr" fo:country="FR" fo:font-weight="normal" officeooo:rsid="0022fe5d" officeooo:paragraph-rsid="0022fe5d" style:font-size-asian="11pt" style:font-weight-asian="normal" style:font-size-complex="11pt" style:font-weight-complex="normal"/>
    </style:style>
    <style:style style:name="P47" style:family="paragraph" style:parent-style-name="Text_20_body">
      <style:text-properties fo:language="fr" fo:country="FR"/>
    </style:style>
    <style:style style:name="P48" style:family="paragraph" style:parent-style-name="Text_20_body">
      <style:paragraph-properties fo:text-align="justify" style:justify-single-word="false"/>
      <style:text-properties fo:language="fr" fo:country="FR" officeooo:rsid="00122bac" officeooo:paragraph-rsid="00122bac"/>
    </style:style>
    <style:style style:name="P49" style:family="paragraph" style:parent-style-name="Text_20_body">
      <style:text-properties fo:language="fr" fo:country="FR" officeooo:rsid="0022fe5d" officeooo:paragraph-rsid="0022fe5d"/>
    </style:style>
    <style:style style:name="P50" style:family="paragraph" style:parent-style-name="Text_20_body" style:list-style-name="L7">
      <style:text-properties fo:language="fr" fo:country="FR" officeooo:rsid="0022fe5d" officeooo:paragraph-rsid="0022fe5d"/>
    </style:style>
    <style:style style:name="P51" style:family="paragraph" style:parent-style-name="Text_20_body">
      <style:text-properties fo:language="fr" fo:country="FR" officeooo:paragraph-rsid="00241387"/>
    </style:style>
    <style:style style:name="P52" style:family="paragraph" style:parent-style-name="Text_20_body" style:list-style-name="L7">
      <style:text-properties fo:language="fr" fo:country="FR" officeooo:rsid="0024ec47" officeooo:paragraph-rsid="0024ec47"/>
    </style:style>
    <style:style style:name="P53" style:family="paragraph" style:parent-style-name="Text_20_body">
      <style:paragraph-properties fo:text-align="justify" style:justify-single-word="false"/>
      <style:text-properties fo:language="fr" fo:country="FR" officeooo:rsid="00286482" officeooo:paragraph-rsid="00286482"/>
    </style:style>
    <style:style style:name="P54" style:family="paragraph" style:parent-style-name="Text_20_body" style:list-style-name="L9">
      <style:paragraph-properties fo:text-align="justify" style:justify-single-word="false"/>
      <style:text-properties fo:language="fr" fo:country="FR" officeooo:rsid="00286482" officeooo:paragraph-rsid="00286482"/>
    </style:style>
    <style:style style:name="P55" style:family="paragraph" style:parent-style-name="Text_20_body">
      <style:paragraph-properties fo:text-align="justify" style:justify-single-word="false"/>
      <style:text-properties fo:language="fr" fo:country="FR" officeooo:rsid="002b3b68" officeooo:paragraph-rsid="002b3b68"/>
    </style:style>
    <style:style style:name="P56" style:family="paragraph" style:parent-style-name="Text_20_body">
      <style:paragraph-properties fo:text-align="justify" style:justify-single-word="false"/>
      <style:text-properties fo:language="fr" fo:country="FR" officeooo:rsid="002bb7af" officeooo:paragraph-rsid="002bb7af"/>
    </style:style>
    <style:style style:name="P57" style:family="paragraph">
      <style:text-properties fo:font-size="8pt" style:font-size-asian="8pt" style:font-size-complex="8pt"/>
    </style:style>
    <style:style style:name="P58" style:family="paragraph">
      <loext:graphic-properties draw:fill="none" draw:fill-color="#ffffff"/>
      <style:text-properties fo:font-size="8pt" style:font-size-asian="8pt" style:font-size-complex="8pt"/>
    </style:style>
    <style:style style:name="P59" style:family="paragraph">
      <style:paragraph-properties fo:text-align="center"/>
    </style:style>
    <style:style style:name="P60" style:family="paragraph">
      <style:text-properties fo:font-size="10pt" fo:font-style="italic" style:font-size-asian="10pt" style:font-style-asian="italic" style:font-size-complex="10pt" style:font-style-complex="italic"/>
    </style:style>
    <style:style style:name="P61" style:family="paragraph">
      <loext:graphic-properties draw:fill="none" draw:fill-color="#ffffff"/>
      <style:text-properties fo:font-size="10pt" fo:font-style="italic" style:font-size-asian="10pt" style:font-style-asian="italic" style:font-size-complex="10pt" style:font-style-complex="italic"/>
    </style:style>
    <style:style style:name="P62" style:family="paragraph">
      <loext:graphic-properties draw:fill="solid" draw:fill-color="#ffffff"/>
    </style:style>
    <style:style style:name="P63" style:family="paragraph">
      <style:text-properties fo:font-size="10pt" fo:font-weight="bold" style:font-size-asian="10pt" style:font-weight-asian="bold" style:font-size-complex="10pt" style:font-weight-complex="bold"/>
    </style:style>
    <style:style style:name="P64" style:family="paragraph">
      <loext:graphic-properties draw:fill="none" draw:fill-color="#ffffff"/>
      <style:text-properties fo:font-size="10pt" fo:font-weight="bold" style:font-size-asian="10pt" style:font-weight-asian="bold" style:font-size-complex="10pt" style:font-weight-complex="bold"/>
    </style:style>
    <style:style style:name="P65" style:family="paragraph">
      <style:text-properties fo:font-size="10pt" style:font-size-asian="10pt" style:font-size-complex="10pt"/>
    </style:style>
    <style:style style:name="P66" style:family="paragraph">
      <loext:graphic-properties draw:fill="none" draw:fill-color="#ffffff"/>
      <style:text-properties fo:font-size="10pt" style:font-size-asian="10pt" style:font-size-complex="10pt"/>
    </style:style>
    <style:style style:name="P67" style:family="paragraph">
      <style:text-properties fo:color="#000000" loext:opacity="100%" fo:font-size="10pt" style:font-size-asian="10pt" style:font-size-complex="10pt"/>
    </style:style>
    <style:style style:name="P68" style:family="paragraph">
      <loext:graphic-properties draw:fill="none" draw:fill-color="#ffffff"/>
      <style:text-properties fo:color="#000000" loext:opacity="100%" fo:font-size="10pt" style:font-size-asian="10pt" style:font-size-complex="10pt"/>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weight="bold" officeooo:rsid="001880f0"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1pt" style:font-size-asian="9.60000038146973pt" style:font-size-complex="11pt"/>
    </style:style>
    <style:style style:name="T6" style:family="text">
      <style:text-properties fo:font-size="11pt" officeooo:rsid="002132a3" style:font-size-asian="9.60000038146973pt" style:font-size-complex="11pt"/>
    </style:style>
    <style:style style:name="T7" style:family="text">
      <style:text-properties fo:font-size="11pt" officeooo:rsid="0022fe5d" style:font-size-asian="9.60000038146973pt" style:font-size-complex="11pt"/>
    </style:style>
    <style:style style:name="T8" style:family="text">
      <style:text-properties fo:font-size="11pt" officeooo:rsid="00241387" style:font-size-asian="9.60000038146973pt" style:font-size-complex="11pt"/>
    </style:style>
    <style:style style:name="T9" style:family="text">
      <style:text-properties fo:font-size="11pt" officeooo:rsid="0024ec47" style:font-size-asian="9.60000038146973pt" style:font-size-complex="11pt"/>
    </style:style>
    <style:style style:name="T10"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11" style:family="text">
      <style:text-properties fo:font-size="11pt" fo:font-style="normal" fo:font-weight="normal" officeooo:rsid="002b3b68" style:font-size-asian="9.60000038146973pt" style:font-style-asian="normal" style:font-weight-asian="normal" style:font-size-complex="11pt" style:font-style-complex="normal" style:font-weight-complex="normal"/>
    </style:style>
    <style:style style:name="T12" style:family="text">
      <style:text-properties fo:font-size="11pt" fo:font-style="normal" fo:font-weight="normal" officeooo:rsid="002bb7af" style:font-size-asian="9.60000038146973pt" style:font-style-asian="normal" style:font-weight-asian="normal" style:font-size-complex="11pt" style:font-style-complex="normal" style:font-weight-complex="normal"/>
    </style:style>
    <style:style style:name="T13" style:family="text">
      <style:text-properties fo:font-size="11pt" fo:font-style="normal" fo:font-weight="bold" style:font-size-asian="9.60000038146973pt" style:font-style-asian="normal" style:font-weight-asian="bold" style:font-size-complex="11pt" style:font-style-complex="normal" style:font-weight-complex="bold"/>
    </style:style>
    <style:style style:name="T14" style:family="text">
      <style:text-properties fo:font-size="11pt" fo:font-style="italic" fo:font-weight="bold" style:font-size-asian="9.60000038146973pt" style:font-style-asian="italic" style:font-weight-asian="bold" style:font-size-complex="11pt" style:font-style-complex="italic" style:font-weight-complex="bold"/>
    </style:style>
    <style:style style:name="T15" style:family="text">
      <style:text-properties fo:font-size="11pt" fo:font-style="italic" fo:font-weight="bold" officeooo:rsid="0024ec47" style:font-size-asian="9.60000038146973pt" style:font-style-asian="italic" style:font-weight-asian="bold" style:font-size-complex="11pt" style:font-style-complex="italic" style:font-weight-complex="bold"/>
    </style:style>
    <style:style style:name="T16"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17" style:family="text">
      <style:text-properties officeooo:rsid="00145a0f"/>
    </style:style>
    <style:style style:name="T18" style:family="text">
      <style:text-properties officeooo:rsid="0015d11e"/>
    </style:style>
    <style:style style:name="T19" style:family="text">
      <style:text-properties officeooo:rsid="001681f7"/>
    </style:style>
    <style:style style:name="T20" style:family="text">
      <style:text-properties officeooo:rsid="0016b385"/>
    </style:style>
    <style:style style:name="T21" style:family="text">
      <style:text-properties officeooo:rsid="001880f0"/>
    </style:style>
    <style:style style:name="T22" style:family="text">
      <style:text-properties officeooo:rsid="001a20f4"/>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bold" officeooo:rsid="00122bac" style:font-style-asian="normal" style:font-weight-asian="bold" style:font-style-complex="normal" style:font-weight-complex="bold"/>
    </style:style>
    <style:style style:name="T25" style:family="text">
      <style:text-properties fo:font-style="normal" fo:font-weight="bold" officeooo:rsid="001a20f4" style:font-style-asian="normal" style:font-weight-asian="bold" style:font-style-complex="normal" style:font-weight-complex="bold"/>
    </style:style>
    <style:style style:name="T26" style:family="text">
      <style:text-properties fo:font-style="normal" style:font-style-asian="normal" style:font-style-complex="normal"/>
    </style:style>
    <style:style style:name="T27" style:family="text">
      <style:text-properties fo:font-style="normal" officeooo:rsid="00122bac" style:font-style-asian="normal" style:font-style-complex="normal"/>
    </style:style>
    <style:style style:name="T28" style:family="text">
      <style:text-properties fo:font-style="normal" officeooo:rsid="001880f0" style:font-style-asian="normal" style:font-style-complex="normal"/>
    </style:style>
    <style:style style:name="T29" style:family="text">
      <style:text-properties fo:font-style="normal" officeooo:rsid="001a20f4" style:font-style-asian="normal" style:font-style-complex="normal"/>
    </style:style>
    <style:style style:name="T30" style:family="text">
      <style:text-properties officeooo:rsid="0024ec47"/>
    </style:style>
    <style:style style:name="T31" style:family="text">
      <style:text-properties style:font-name="Times New Roman" fo:font-style="normal" fo:font-weight="normal" officeooo:rsid="0022fe5d" style:font-style-asian="normal" style:font-weight-asian="normal" style:font-style-complex="normal" style:font-weight-complex="bold"/>
    </style:style>
    <style:style style:name="T32" style:family="text">
      <style:text-properties style:font-name="Times New Roman" fo:font-style="normal" fo:font-weight="normal" officeooo:rsid="0024ec47" style:font-style-asian="normal" style:font-weight-asian="normal" style:font-style-complex="normal" style:font-weight-complex="bold"/>
    </style:style>
    <style:style style:name="T33" style:family="text">
      <style:text-properties style:font-name="Times New Roman" fo:font-style="normal" fo:font-weight="normal" officeooo:rsid="00286482" style:font-style-asian="normal" style:font-weight-asian="normal" style:font-style-complex="normal" style:font-weight-complex="bold"/>
    </style:style>
    <style:style style:name="T34" style:family="text">
      <style:text-properties style:font-name="Times New Roman" fo:font-style="normal" fo:font-weight="normal" officeooo:rsid="0022fe5d" style:font-size-asian="9.60000038146973pt" style:font-style-asian="normal" style:font-weight-asian="normal" style:font-style-complex="normal" style:font-weight-complex="bold"/>
    </style:style>
    <style:style style:name="T35" style:family="text">
      <style:text-properties style:font-name="Times New Roman" fo:font-style="normal" fo:font-weight="normal" officeooo:rsid="00286482" style:font-size-asian="9.60000038146973pt" style:font-style-asian="normal" style:font-weight-asian="normal" style:font-style-complex="normal" style:font-weight-complex="bold"/>
    </style:style>
    <style:style style:name="T36" style:family="text">
      <style:text-properties style:font-name="Times New Roman" fo:font-style="normal" fo:font-weight="normal" officeooo:rsid="0024ec47" style:font-size-asian="9.60000038146973pt" style:font-style-asian="normal" style:font-weight-asian="normal" style:font-style-complex="normal" style:font-weight-complex="bold"/>
    </style:style>
    <style:style style:name="T37" style:family="text">
      <style:text-properties style:font-name="Times New Roman" fo:font-style="normal" style:font-style-asian="normal" style:font-style-complex="normal"/>
    </style:style>
    <style:style style:name="T38" style:family="text">
      <style:text-properties style:font-name="Times New Roman" fo:font-style="normal" officeooo:rsid="00264f18" style:font-style-asian="normal" style:font-style-complex="normal"/>
    </style:style>
    <style:style style:name="T39" style:family="text">
      <style:text-properties style:font-name="Times New Roman" fo:font-style="normal" officeooo:rsid="00271fd9" style:font-style-asian="normal" style:font-style-complex="normal"/>
    </style:style>
    <style:style style:name="T40" style:family="text">
      <style:text-properties style:font-name="Times New Roman" fo:font-style="normal" fo:font-weight="bold" officeooo:rsid="0022fe5d" style:font-style-asian="normal" style:font-weight-asian="bold" style:font-style-complex="italic" style:font-weight-complex="bold"/>
    </style:style>
    <style:style style:name="T41" style:family="text">
      <style:text-properties style:font-name="Times New Roman" fo:font-size="11pt" fo:language="fr" fo:country="FR" fo:font-style="normal" fo:font-weight="normal" officeooo:rsid="0022fe5d" style:font-size-asian="11pt" style:font-style-asian="normal" style:font-weight-asian="normal" style:font-size-complex="11pt"/>
    </style:style>
    <style:style style:name="T42" style:family="text">
      <style:text-properties style:font-name="Times New Roman" fo:font-size="11pt" fo:language="fr" fo:country="FR" fo:font-style="normal" fo:font-weight="normal" officeooo:rsid="0024ec47" style:font-size-asian="11pt" style:font-style-asian="normal" style:font-weight-asian="normal" style:font-size-complex="11pt"/>
    </style:style>
    <style:style style:name="T43" style:family="text">
      <style:text-properties style:font-name="Times New Roman" fo:font-size="11pt" fo:language="fr" fo:country="FR" fo:font-style="normal" fo:font-weight="normal" officeooo:rsid="00286482" style:font-size-asian="11pt" style:font-style-asian="normal" style:font-weight-asian="normal" style:font-size-complex="11pt"/>
    </style:style>
    <style:style style:name="T44" style:family="text">
      <style:text-properties style:font-name="Times New Roman" fo:font-size="11pt" fo:language="fr" fo:country="FR" fo:font-style="italic" fo:font-weight="bold" officeooo:rsid="0024ec47" style:font-size-asian="9.60000038146973pt" style:font-style-asian="italic" style:font-weight-asian="bold" style:font-size-complex="11pt" style:font-style-complex="italic" style:font-weight-complex="bold"/>
    </style:style>
    <style:style style:name="T45" style:family="text">
      <style:text-properties style:font-name="Times New Roman" fo:font-size="11pt" fo:language="fr" fo:country="FR" fo:font-style="italic" fo:font-weight="bold" officeooo:rsid="00264f18" style:font-size-asian="9.60000038146973pt" style:font-style-asian="italic" style:font-weight-asian="bold" style:font-size-complex="11pt" style:font-style-complex="italic" style:font-weight-complex="bold"/>
    </style:style>
    <style:style style:name="T46" style:family="text">
      <style:text-properties style:font-name="Times New Roman" fo:font-style="italic" fo:font-weight="bold" officeooo:rsid="0022fe5d" style:font-style-asian="italic" style:font-weight-asian="bold" style:font-style-complex="italic" style:font-weight-complex="bold"/>
    </style:style>
    <style:style style:name="T47" style:family="text">
      <style:text-properties style:font-name="Times New Roman" fo:font-style="italic" fo:font-weight="bold" officeooo:rsid="00264f18" style:font-style-asian="italic" style:font-weight-asian="bold" style:font-style-complex="italic" style:font-weight-complex="bold"/>
    </style:style>
    <style:style style:name="T48" style:family="text">
      <style:text-properties style:font-name="Times New Roman" fo:font-style="italic" fo:font-weight="bold" officeooo:rsid="00271fd9" style:font-style-asian="italic" style:font-weight-asian="bold" style:font-style-complex="italic" style:font-weight-complex="bold"/>
    </style:style>
    <style:style style:name="T49" style:family="text">
      <style:text-properties fo:color="#c9211e" loext:opacity="100%" style:font-name="Times New Roman" fo:font-size="11pt" fo:language="fr" fo:country="FR" fo:font-style="normal" fo:font-weight="normal" officeooo:rsid="00286482" style:font-size-asian="11pt" style:font-style-asian="normal" style:font-weight-asian="normal" style:font-size-complex="11pt"/>
    </style:style>
    <style:style style:name="T50" style:family="text">
      <style:text-properties fo:color="#c9211e" loext:opacity="100%" style:font-name="Times New Roman" fo:font-style="normal" fo:font-weight="normal" officeooo:rsid="00286482" style:font-style-asian="normal" style:font-weight-asian="normal" style:font-style-complex="normal" style:font-weight-complex="bold"/>
    </style:style>
    <style:style style:name="T51" style:family="text">
      <style:text-properties fo:color="#000000" loext:opacity="100%" style:font-name="Times New Roman" fo:font-size="11pt" fo:language="fr" fo:country="FR" fo:font-style="normal" fo:font-weight="normal" officeooo:rsid="0022fe5d" style:font-size-asian="11pt" style:font-style-asian="normal" style:font-weight-asian="normal" style:font-size-complex="11pt"/>
    </style:style>
    <style:style style:name="T52" style:family="text">
      <style:text-properties fo:color="#000000" loext:opacity="100%" style:font-name="Times New Roman" fo:font-size="11pt" fo:language="fr" fo:country="FR" fo:font-style="normal" fo:font-weight="normal" officeooo:rsid="00286482" style:font-size-asian="11pt" style:font-style-asian="normal" style:font-weight-asian="normal" style:font-size-complex="11pt"/>
    </style:style>
    <style:style style:name="T53" style:family="text">
      <style:text-properties fo:color="#000000" loext:opacity="100%" style:font-name="Times New Roman" fo:font-size="11pt" fo:language="fr" fo:country="FR" fo:font-style="normal" fo:font-weight="normal" officeooo:rsid="0024ec47" style:font-size-asian="11pt" style:font-style-asian="normal" style:font-weight-asian="normal" style:font-size-complex="11pt"/>
    </style:style>
    <style:style style:name="T54" style:family="text">
      <style:text-properties fo:color="#000000" loext:opacity="100%" style:font-name="Times New Roman" fo:font-style="normal" fo:font-weight="normal" officeooo:rsid="0022fe5d" style:font-size-asian="9.60000038146973pt" style:font-style-asian="normal" style:font-weight-asian="normal" style:font-style-complex="normal" style:font-weight-complex="bold"/>
    </style:style>
    <style:style style:name="T55" style:family="text">
      <style:text-properties fo:color="#000000" loext:opacity="100%" style:font-name="Times New Roman" fo:font-style="normal" fo:font-weight="normal" officeooo:rsid="00286482" style:font-size-asian="9.60000038146973pt" style:font-style-asian="normal" style:font-weight-asian="normal" style:font-style-complex="normal" style:font-weight-complex="bold"/>
    </style:style>
    <style:style style:name="T56" style:family="text">
      <style:text-properties fo:color="#ff0000" loext:opacity="100%" style:font-name="Times New Roman" fo:font-size="11pt" fo:language="fr" fo:country="FR" fo:font-style="normal" fo:font-weight="normal" officeooo:rsid="00286482" style:font-size-asian="11pt" style:font-style-asian="normal" style:font-weight-asian="normal" style:font-size-complex="11pt"/>
    </style:style>
    <style:style style:name="T57" style:family="text">
      <style:text-properties fo:color="#ff0000" loext:opacity="100%" style:font-name="Times New Roman" fo:font-size="11pt" fo:language="fr" fo:country="FR" fo:font-style="normal" fo:font-weight="normal" officeooo:rsid="0024ec47" style:font-size-asian="11pt" style:font-style-asian="normal" style:font-weight-asian="normal" style:font-size-complex="11pt"/>
    </style:style>
    <style:style style:name="T58" style:family="text">
      <style:text-properties fo:color="#ff0000" loext:opacity="100%" style:font-name="Times New Roman" fo:font-style="normal" fo:font-weight="normal" officeooo:rsid="00286482" style:font-style-asian="normal" style:font-weight-asian="normal" style:font-style-complex="normal" style:font-weight-complex="bold"/>
    </style:style>
    <style:style style:name="T59" style:family="text">
      <style:text-properties fo:color="#ff0000" loext:opacity="100%" style:font-name="Times New Roman" fo:font-style="normal" fo:font-weight="normal" officeooo:rsid="0024ec47" style:font-style-asian="normal" style:font-weight-asian="normal" style:font-style-complex="normal" style:font-weight-complex="bold"/>
    </style:style>
    <style:style style:name="T60" style:family="text">
      <style:text-properties fo:font-size="8pt" fo:font-style="italic" fo:font-weight="bold" style:font-size-asian="8pt" style:font-style-asian="italic" style:font-weight-asian="bold" style:font-size-complex="8pt" style:font-style-complex="italic" style:font-weight-complex="bold"/>
    </style:style>
    <style:style style:name="T61" style:family="text">
      <style:text-properties fo:font-size="8pt" style:font-size-asian="8pt" style:font-size-complex="8pt"/>
    </style:style>
    <style:style style:name="T62" style:family="text">
      <style:text-properties fo:font-size="10pt" fo:font-style="italic" style:font-size-asian="10pt" style:font-style-asian="italic" style:font-size-complex="10pt" style:font-style-complex="italic"/>
    </style:style>
    <style:style style:name="T63" style:family="text">
      <style:text-properties fo:font-size="10pt" fo:font-weight="bold" style:font-size-asian="10pt" style:font-weight-asian="bold" style:font-size-complex="10pt" style:font-weight-complex="bold"/>
    </style:style>
    <style:style style:name="T64" style:family="text">
      <style:text-properties fo:font-size="10pt" fo:font-style="italic" fo:font-weight="bold" style:font-size-asian="10pt" style:font-style-asian="italic" style:font-weight-asian="bold" style:font-size-complex="10pt" style:font-style-complex="italic" style:font-weight-complex="bold"/>
    </style:style>
    <style:style style:name="T6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66" style:family="text">
      <style:text-properties fo:color="#000000" loext:opacity="100%"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1.692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style:run-through="foreground" style:vertical-pos="from-top" style:vertical-rel="paragraph" style:horizontal-pos="from-left" style:horizontal-rel="paragraph"/>
    </style:style>
    <style:style style:name="gr4" style:family="graphic">
      <style:graphic-properties svg:stroke-color="#000000" draw:marker-end="Arrow" draw:marker-end-width="0.176cm" draw:textarea-horizontal-align="center" draw:textarea-vertical-align="middle" style:run-through="foreground"/>
    </style:style>
    <style:style style:name="gr5" style:family="graphic">
      <style:graphic-properties draw:stroke="none" svg:stroke-color="#000000" draw:fill="none" draw:fill-color="#ffffff" fo:min-height="0.988cm" style:run-through="foreground"/>
      <style:paragraph-properties style:writing-mode="lr-tb"/>
    </style:style>
    <style:style style:name="gr6" style:family="graphic">
      <style:graphic-properties svg:stroke-color="#000000" draw:fill="solid" draw:fill-color="#ffffff" draw:textarea-horizontal-align="justify" draw:textarea-vertical-align="middle" draw:auto-grow-height="false" fo:min-height="0.9cm" fo:min-width="3.193cm" draw:shadow="visible" draw:shadow-offset-x="0.199cm" draw:shadow-offset-y="0.199cm" draw:shadow-color="#808080" style:run-through="foreground"/>
    </style:style>
    <style:style style:name="gr7" style:family="graphic">
      <style:graphic-properties draw:stroke="none" svg:stroke-color="#000000" draw:fill="none" draw:fill-color="#ffffff" fo:min-height="0.407cm" style:run-through="foreground"/>
      <style:paragraph-properties style:writing-mode="lr-tb"/>
    </style:style>
    <style:style style:name="gr8" style:family="graphic">
      <style:graphic-properties svg:stroke-color="#000000" draw:textarea-horizontal-align="center" draw:textarea-vertical-align="middle" style:run-through="foreground"/>
    </style:style>
    <style:style style:name="gr9" style:family="graphic">
      <style:graphic-properties svg:stroke-color="#000000" draw:textarea-horizontal-align="justify" draw:textarea-vertical-align="middle" draw:auto-grow-height="false" fo:min-height="0.321cm" fo:min-width="0.164cm" style:run-through="foreground"/>
    </style:style>
    <style:style style:name="gr10" style:family="graphic">
      <style:graphic-properties svg:stroke-color="#000000" draw:textarea-horizontal-align="justify" draw:textarea-vertical-align="middle" draw:auto-grow-height="false" fo:min-height="0.321cm" fo:min-width="0.166cm" style:run-through="foreground"/>
    </style:style>
    <style:style style:name="gr11" style:family="graphic">
      <style:graphic-properties svg:stroke-width="0.019cm" svg:stroke-color="#c0c0c0" draw:marker-start-width="0.03cm" draw:marker-end-width="0.03cm" draw:textarea-horizontal-align="center" draw:textarea-vertical-align="middle" fo:padding-top="0.011cm" fo:padding-bottom="0.011cm" fo:padding-left="0.011cm" fo:padding-right="0.011cm" style:run-through="foreground"/>
    </style:style>
    <style:style style:name="gr12" style:family="graphic">
      <style:graphic-properties svg:stroke-width="0.019cm" svg:stroke-color="#000000" draw:marker-start-width="0.03cm" draw:marker-end-width="0.03cm" draw:textarea-horizontal-align="center" draw:textarea-vertical-align="middle" fo:padding-top="0.011cm" fo:padding-bottom="0.011cm" fo:padding-left="0.011cm" fo:padding-right="0.011cm" style:run-through="foreground"/>
    </style:style>
    <style:style style:name="gr13" style:family="graphic">
      <style:graphic-properties style:run-through="foreground"/>
    </style:style>
    <style:style style:name="gr14"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style:style>
    <style:style style:name="gr15" style:family="graphic">
      <style:graphic-properties draw:stroke="none" svg:stroke-color="#000000" draw:fill="none" draw:fill-color="#ffffff" fo:min-height="1.178cm" style:run-through="foreground" style:vertical-pos="from-top" style:vertical-rel="paragraph" style:horizontal-pos="from-left" style:horizontal-rel="paragraph"/>
      <style:paragraph-properties style:writing-mode="lr-tb"/>
    </style:style>
    <style:style style:name="gr16" style:family="graphic">
      <style:graphic-properties svg:stroke-color="#000000" draw:marker-start="Arrow" draw:marker-start-width="0.176cm" draw:marker-end="Arrow" draw:marker-end-width="0.176cm" draw:textarea-horizontal-align="center" draw:textarea-vertical-align="middle" style:run-through="foreground" style:vertical-pos="from-top" style:vertical-rel="paragraph" style:horizontal-pos="from-left" style:horizontal-rel="paragraph"/>
    </style:style>
    <style:style style:name="gr17" style:family="graphic">
      <style:graphic-properties draw:stroke="none" svg:stroke-color="#000000" draw:fill="none" draw:fill-color="#ffffff" fo:min-height="0.803cm" style:run-through="foreground" style:wrap="run-through" style:number-wrapped-paragraphs="no-limit" style:vertical-pos="from-top" style:vertical-rel="paragraph" style:horizontal-pos="from-left" style:horizontal-rel="paragraph"/>
      <style:paragraph-properties style:writing-mode="lr-tb"/>
    </style:style>
    <style:style style:name="gr18" style:family="graphic">
      <style:graphic-properties svg:stroke-color="#000000" draw:textarea-horizontal-align="justify" draw:textarea-vertical-align="middle" draw:auto-grow-height="false" fo:min-height="0.751cm" fo:min-width="2.004cm" style:run-through="foreground"/>
    </style:style>
    <style:style style:name="gr19" style:family="graphic">
      <style:graphic-properties draw:stroke="none" svg:stroke-color="#000000" draw:fill="none" draw:fill-color="#ffffff" fo:min-height="0.406cm" style:run-through="foreground"/>
      <style:paragraph-properties style:writing-mode="lr-tb"/>
    </style:style>
    <style:style style:name="gr20" style:family="graphic">
      <style:graphic-properties draw:stroke="dash" draw:stroke-dash="Dash_20__28_Rounded_29_" svg:stroke-color="#000000" draw:marker-end="Arrow" draw:marker-end-width="0.176cm" svg:stroke-linecap="round" draw:textarea-horizontal-align="center" draw:textarea-vertical-align="middle" style:run-through="foreground"/>
    </style:style>
    <style:style style:name="gr21" style:family="graphic">
      <style:graphic-properties svg:stroke-color="#000000" draw:marker-end="Extrémités_20_de_20_flèche_20_1" draw:marker-end-width="0.199cm" draw:textarea-horizontal-align="center" draw:textarea-vertical-align="middle" style:run-through="foreground"/>
    </style:style>
    <style:style style:name="gr22" style:family="graphic">
      <style:graphic-properties draw:stroke="none" svg:stroke-color="#000000" draw:fill="none" draw:fill-color="#ffffff" fo:min-height="0.813cm" style:run-through="foreground"/>
      <style:paragraph-properties style:writing-mode="lr-tb"/>
    </style:style>
    <style:style style:name="gr23" style:family="graphic">
      <style:graphic-properties draw:stroke="none" svg:stroke-color="#000000" draw:fill="none" draw:fill-color="#ffffff" fo:min-height="0.506cm" style:run-through="foreground"/>
      <style:paragraph-properties style:writing-mode="lr-tb"/>
    </style:style>
    <style:style style:name="gr24" style:family="graphic">
      <style:graphic-properties draw:stroke="none" svg:stroke-color="#000000" draw:fill="none" draw:fill-color="#ffffff" fo:min-height="0.3cm" style:run-through="foreground"/>
      <style:paragraph-properties style:writing-mode="lr-tb"/>
    </style:style>
    <style:style style:name="gr25" style:family="graphic">
      <style:graphic-properties draw:stroke="none" svg:stroke-color="#000000" draw:fill="none" draw:fill-color="#ffffff" fo:min-height="0.67cm"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onception d'un protocole et implémentation</text:p>
      <text:p text:style-name="P11">Usage : communication FSK</text:p>
      <text:p text:style-name="P2"/>
      <text:p text:style-name="P2"/>
      <text:p text:style-name="P1"/>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text:a xlink:type="simple" xlink:href="#__RefHeading___Toc2092_2496697646" text:style-name="Index_20_Link" text:visited-style-name="Index_20_Link">1. Présentation<text:tab/>2</text:a></text:p>
          <text:p text:style-name="P3"><text:a xlink:type="simple" xlink:href="#__RefHeading___Toc2094_2496697646" text:style-name="Index_20_Link" text:visited-style-name="Index_20_Link">2. Architecture de la pile de communication<text:tab/>3</text:a></text:p>
          <text:p text:style-name="P4"><text:a xlink:type="simple" xlink:href="#__RefHeading___Toc2096_2496697646" text:style-name="Index_20_Link" text:visited-style-name="Index_20_Link">2.1. Les trames du protocole<text:tab/>4</text:a></text:p>
          <text:p text:style-name="P5"><text:a xlink:type="simple" xlink:href="#__RefHeading___Toc2098_2496697646" text:style-name="Index_20_Link" text:visited-style-name="Index_20_Link">2.1.1. Trame en amont de la couche MAC (en aval de de la couche ExchangeControl)<text:tab/>4</text:a></text:p>
          <text:p text:style-name="P5"><text:a xlink:type="simple" xlink:href="#__RefHeading___Toc2100_2496697646" text:style-name="Index_20_Link" text:visited-style-name="Index_20_Link">2.1.2. Trame en amont du driver UART (en aval de la couche MAC)<text:tab/>5</text:a></text:p>
          <text:p text:style-name="P5"><text:a xlink:type="simple" xlink:href="#__RefHeading___Toc2102_2496697646" text:style-name="Index_20_Link" text:visited-style-name="Index_20_Link">2.1.3. La trame en amont de l'UART (en aval du driver UART)<text:tab/>5</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8" text:outline-level="1"><text:bookmark-start text:name="__RefHeading___Toc2092_2496697646"/><text:soft-page-break/>Présentation<text:bookmark-end text:name="__RefHeading___Toc2092_2496697646"/></text:h>
      <text:p text:style-name="P34"><text:span text:style-name="T24"/></text:p>
      <text:p text:style-name="P36"><text:span text:style-name="T27">O</text:span><text:span text:style-name="T26">n souhaite construire une "pile" de communication had-hoc pour faire communiquer des dispositifs en HF, en mode mult-maître. </text:span><text:span text:style-name="T28">Ci-dessous un diagramme de séquence qui montre le service à rendre :</text:span></text:p>
      <text:p text:style-name="P36"><text:span text:style-name="T28"/></text:p>
      <text:p text:style-name="P36"><draw:g text:anchor-type="paragraph" draw:z-index="0" draw:name="DrawObject2" draw:style-name="gr3"><draw:custom-shape draw:name="Forme 5" draw:style-name="gr18" svg:width="2.082cm" svg:height="0.83cm" svg:x="2.369cm" svg:y="0.3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 6" draw:style-name="gr18" svg:width="2.082cm" svg:height="0.83cm" svg:x="5.562cm" svg:y="0.3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Ligne 15" draw:style-name="gr4" draw:text-style-name="P59" svg:x1="3.48cm" svg:y1="1.166cm" svg:x2="3.427cm" svg:y2="4.235cm"><text:p/></draw:line><draw:line draw:name="Ligne 16" draw:style-name="gr4" draw:text-style-name="P59" svg:x1="6.691cm" svg:y1="1.136cm" svg:x2="6.709cm" svg:y2="4.376cm"><text:p/></draw:line><draw:frame draw:name="Cadre de texte 15" draw:style-name="gr19" draw:text-style-name="P66" svg:width="1.271cm" svg:height="0.408cm" svg:x="2.863cm" svg:y="0.584cm"><draw:text-box><text:p text:style-name="P65"><text:span text:style-name="T1">Part A</text:span></text:p></draw:text-box></draw:frame><draw:frame draw:name="Cadre de texte 16" draw:style-name="gr19" draw:text-style-name="P66" svg:width="1.271cm" svg:height="0.408cm" svg:x="6.038cm" svg:y="0.524cm"><draw:text-box><text:p text:style-name="P65"><text:span text:style-name="T1">Part B</text:span></text:p></draw:text-box></draw:frame><draw:line draw:name="Ligne 17" draw:style-name="gr4" draw:text-style-name="P59" svg:x1="3.445cm" svg:y1="1.589cm" svg:x2="6.655cm" svg:y2="1.589cm"><text:p/></draw:line><draw:line draw:name="Ligne 18" draw:style-name="gr20" draw:text-style-name="P59" svg:x1="6.655cm" svg:y1="2.083cm" svg:x2="3.48cm" svg:y2="2.088cm"><text:p/></draw:line><draw:line draw:name="Ligne 19" draw:style-name="gr21" draw:text-style-name="P59" svg:x1="3.48cm" svg:y1="3.17cm" svg:x2="6.69cm" svg:y2="3.17cm"><text:p/></draw:line><draw:line draw:name="Ligne 20" draw:style-name="gr4" draw:text-style-name="P59" svg:x1="9.619cm" svg:y1="3.018cm" svg:x2="7.026cm" svg:y2="2.03cm"><text:p/></draw:line><draw:line draw:name="Ligne 21" draw:style-name="gr4" draw:text-style-name="P59" svg:x1="9.619cm" svg:y1="4.135cm" svg:x2="7.026cm" svg:y2="3.147cm"><text:p/></draw:line><draw:frame draw:name="Cadre de texte 17" draw:style-name="gr7" draw:text-style-name="P66" svg:width="2.911cm" svg:height="0.408cm" svg:x="9.883cm" svg:y="2.805cm"><draw:text-box><text:p text:style-name="P65"><text:span text:style-name="T1">Échange synchrone</text:span></text:p></draw:text-box></draw:frame><draw:frame draw:name="Cadre de texte 18" draw:style-name="gr22" draw:text-style-name="P66" svg:width="3.687cm" svg:height="0.814cm" svg:x="9.883cm" svg:y="3.981cm"><draw:text-box><text:p text:style-name="P65"><text:span text:style-name="T1">Message asynchrone</text:span></text:p></draw:text-box></draw:frame><draw:frame draw:name="Cadre de texte 19" draw:style-name="gr23" draw:text-style-name="P68" svg:width="2.029cm" svg:height="0.507cm" svg:x="4.345cm" svg:y="1.166cm"><draw:text-box><text:p text:style-name="P67"><text:span text:style-name="T66">requête</text:span></text:p></draw:text-box></draw:frame><draw:frame draw:name="Cadre de texte 20" draw:style-name="gr24" draw:text-style-name="P68" svg:width="1.606cm" svg:height="0.408cm" svg:x="4.644cm" svg:y="2.089cm"><draw:text-box><text:p text:style-name="P67"><text:span text:style-name="T66">data</text:span></text:p></draw:text-box></draw:frame><draw:frame draw:name="Cadre de texte 21" draw:style-name="gr25" draw:text-style-name="P68" svg:width="2.7cm" svg:height="0.671cm" svg:x="3.886cm" svg:y="2.648cm"><draw:text-box><text:p text:style-name="P67"><text:span text:style-name="T66">mssg Asy</text:span></text:p></draw:text-box></draw:frame><draw:g draw:name="DrawObject2" draw:style-name="gr13"><draw:custom-shape draw:name="Forme 3" draw:style-name="gr6" draw:text-style-name="P62" svg:width="3.193cm" svg:height="0.9cm" svg:x="8.65cm" svg:y="0.319cm"><text:p/><draw:enhanced-geometry svg:viewBox="0 0 21600 21600" draw:type="rectangle" draw:enhanced-path="M 0 0 L 21600 0 21600 21600 0 21600 0 0 Z N"/></draw:custom-shape><draw:frame draw:name="Cadre de texte 8" draw:style-name="gr7" draw:text-style-name="P64" svg:width="2.911cm" svg:height="0.408cm" svg:x="8.931cm" svg:y="0.51cm"><draw:text-box><text:p text:style-name="P63"><text:span text:style-name="T63">Niveau applicatif</text:span></text:p></draw:text-box></draw:frame></draw:g></draw:g><text:span text:style-name="T28"/></text:p>
      <text:p text:style-name="P36"><text:span text:style-name="T28"/></text:p>
      <text:p text:style-name="P36"><text:span text:style-name="T28"/></text:p>
      <text:p text:style-name="P36"><text:span text:style-name="T28"/></text:p>
      <text:p text:style-name="P36"><text:span text:style-name="T28"/></text:p>
      <text:p text:style-name="P36"><text:span text:style-name="T28"/></text:p>
      <text:p text:style-name="P36"><text:span text:style-name="T28"/></text:p>
      <text:p text:style-name="P36"><text:span text:style-name="T28"/></text:p>
      <text:p text:style-name="P36"><text:span text:style-name="T28"/></text:p>
      <text:p text:style-name="P24"><text:span text:style-name="T21">Du point de vue système (SysML), un échange synchrone démarre par l'émetteur avec un flèche pleine. C'est une </text:span><text:span text:style-name="T3">requête</text:span><text:span text:style-name="T21">. Part A attend une réponse (flèche en pointillée)</text:span><text:span text:style-name="T22"> de Part B</text:span><text:span text:style-name="T21">.</text:span></text:p>
      <text:p text:style-name="P24">Un message asynchrone, <text:s/><text:span text:style-name="T17">est un message qui n'attend pas de retour.</text:span><text:span text:style-name="T20"> </text:span></text:p>
      <text:p text:style-name="P36"><text:span text:style-name="T28"/></text:p>
      <text:p text:style-name="P33">Accès au médium :</text:p>
      <text:p text:style-name="P25">Le <text:span text:style-name="T18">système est par défaut en écoute. Un message est émis dès lorsque le système n'est pas en train de recevoir un trame.</text:span></text:p>
      <text:p text:style-name="P28">Si lors d'une émission, un device est en train d'émettre (multi maître), cette trame sera irrémédiablement <text:s/>perdue. Il n'y a pas moyen de détecter si une collision a eu lieu.<text:span text:style-name="T19"> Un CSMA/CD est donc impossible.</text:span><text:span text:style-name="T22"> Il faut tenter de l'éviter au maximum une collision <text:s/></text:span><text:span text:style-name="T19">CSMA/C</text:span><text:span text:style-name="T22">A. Bien entendu on va pas faire un WIFI mais cette idée étant présente à l'esprit, la pile que l'on va concevoir doit mettre l'accent sur la fiabilité du système, qui par nature, ne l'est pas du tout !</text:span></text:p>
      <text:p text:style-name="P37"><text:span text:style-name="T28"/></text:p>
      <text:p text:style-name="P39"><text:span text:style-name="T26">La pile de communication envisagée doit permettre :</text:span></text:p>
      <text:list xml:id="list2940890309" text:style-name="L6">
        <text:list-item>
          <text:p text:style-name="P40"><text:span text:style-name="T26">la réalisation de ces deux types d'échange</text:span><text:span text:style-name="T29"> (synchrone, asynchrone)</text:span><text:span text:style-name="T26">,</text:span></text:p>
        </text:list-item>
        <text:list-item>
          <text:p text:style-name="P40"><text:span text:style-name="T26">un comportement logiciel </text:span><text:span text:style-name="T23">non bloquant</text:span><text:span text:style-name="T26"> vis à vis de l'application : l'application ne doit pas attendre les données après une requête. Cette gestion est justement confiée à la pile de communication,</text:span></text:p>
        </text:list-item>
        <text:list-item>
          <text:p text:style-name="P41"><text:span text:style-name="T26">une </text:span><text:span text:style-name="T23">robustesse</text:span><text:span text:style-name="T25"> </text:span><text:span text:style-name="T29">pour </text:span><text:span text:style-name="T26">garantir </text:span><text:span text:style-name="T29">au maximum </text:span><text:span text:style-name="T26">la transmission des messages </text:span><text:span text:style-name="T29">en utilisant :</text:span><text:span text:style-name="T26"> </text:span></text:p>
          <text:list>
            <text:list-item>
              <text:p text:style-name="P40"><text:span text:style-name="T26">un préambule (bits) propre au réseau crée afin de filtrer les devices appartenant au réseau de tout autre communication 433MHz (télécommandes quelconques, domotique...),</text:span></text:p>
            </text:list-item>
            <text:list-item>
              <text:p text:style-name="P40"><text:span text:style-name="T26">un accusé de réception systématique </text:span><text:span text:style-name="T29">à tout message envoyé (les données pour une requête, ou un <text:s/>acquittement simple pour un message asynchrone),</text:span></text:p>
            </text:list-item>
            <text:list-item>
              <text:p text:style-name="P42"><text:span text:style-name="T29">u</text:span><text:span text:style-name="T26">ne répétition de l'envoi des messages si un délai est dépassé (Time Out)</text:span></text:p>
            </text:list-item>
          </text:list>
        </text:list-item>
      </text:list>
      <text:h text:style-name="P9" text:outline-level="1"><text:bookmark-start text:name="__RefHeading___Toc2094_2496697646"/><text:soft-page-break/>Architecture de la pile de communication<text:bookmark-end text:name="__RefHeading___Toc2094_2496697646"/></text:h>
      <text:p text:style-name="P47"/>
      <text:p text:style-name="P47"><draw:frame text:anchor-type="paragraph" draw:z-index="1" draw:name="Cadre de texte 28" draw:style-name="gr17" draw:text-style-name="P61" svg:width="5.255cm" svg:height="1.22cm" svg:x="10.95cm" svg:y="0.344cm"><draw:text-box><text:p text:style-name="P60"><text:span text:style-name="T64">Initie un échange caractérisé par</text:span></text:p><text:p text:style-name="P60"><text:span text:style-name="T65">- Topic</text:span></text:p><text:p text:style-name="P60"><text:span text:style-name="T65"/></text:p></draw:text-box></draw:frame></text:p>
      <text:p text:style-name="P44"><draw:g text:anchor-type="paragraph" draw:z-index="2" draw:name="DrawObject 1" draw:style-name="gr3"><draw:custom-shape draw:name="Forme 4" draw:style-name="gr6" draw:text-style-name="P62" svg:width="3.193cm" svg:height="0.9cm" svg:x="6.826cm" svg:y="9.504cm"><text:p/><draw:enhanced-geometry svg:viewBox="0 0 21600 21600" draw:type="rectangle" draw:enhanced-path="M 0 0 L 21600 0 21600 21600 0 21600 0 0 Z N"/></draw:custom-shape><draw:frame draw:name="Cadre de texte 9" draw:style-name="gr7" draw:text-style-name="P64" svg:width="2.911cm" svg:height="0.408cm" svg:x="7.106cm" svg:y="9.695cm"><draw:text-box><text:p text:style-name="P63"><text:span text:style-name="T63">UART (Phy 2)</text:span></text:p></draw:text-box></draw:frame></draw:g><draw:g text:anchor-type="paragraph" draw:z-index="3" draw:name="DrawObject 2" draw:style-name="gr3"><draw:custom-shape draw:name="Forme 7" draw:style-name="gr6" draw:text-style-name="P62" svg:width="3.193cm" svg:height="0.9cm" svg:x="6.793cm" svg:y="5.068cm"><text:p/><draw:enhanced-geometry svg:viewBox="0 0 21600 21600" draw:type="rectangle" draw:enhanced-path="M 0 0 L 21600 0 21600 21600 0 21600 0 0 Z N"/></draw:custom-shape><draw:frame draw:name="Cadre de texte 11" draw:style-name="gr7" draw:text-style-name="P64" svg:width="2.911cm" svg:height="0.408cm" svg:x="7.073cm" svg:y="5.259cm"><draw:text-box><text:p text:style-name="P63"><text:span text:style-name="T63">MAC (My@)</text:span></text:p></draw:text-box></draw:frame></draw:g><draw:g text:anchor-type="paragraph" draw:z-index="4" draw:name="DrawObject 3" draw:style-name="gr3"><draw:custom-shape draw:name="Forme 8" draw:style-name="gr6" draw:text-style-name="P62" svg:width="3.193cm" svg:height="0.9cm" svg:x="6.777cm" svg:y="2.898cm"><text:p/><draw:enhanced-geometry svg:viewBox="0 0 21600 21600" draw:type="rectangle" draw:enhanced-path="M 0 0 L 21600 0 21600 21600 0 21600 0 0 Z N"/></draw:custom-shape><draw:frame draw:name="Cadre de texte 10" draw:style-name="gr7" draw:text-style-name="P64" svg:width="2.911cm" svg:height="0.408cm" svg:x="7.057cm" svg:y="3.089cm"><draw:text-box><text:p text:style-name="P63"><text:span text:style-name="T63">ExchangeCtrle</text:span></text:p></draw:text-box></draw:frame></draw:g><draw:g text:anchor-type="paragraph" draw:z-index="5" draw:name="DrawObject 4" draw:style-name="gr3"><draw:custom-shape draw:name="Forme 9" draw:style-name="gr6" draw:text-style-name="P62" svg:width="3.193cm" svg:height="0.9cm" svg:x="6.689cm" svg:y="0.152cm"><text:p/><draw:enhanced-geometry svg:viewBox="0 0 21600 21600" draw:type="rectangle" draw:enhanced-path="M 0 0 L 21600 0 21600 21600 0 21600 0 0 Z N"/></draw:custom-shape><draw:frame draw:name="Cadre de texte 12" draw:style-name="gr7" draw:text-style-name="P64" svg:width="2.911cm" svg:height="0.408cm" svg:x="6.969cm" svg:y="0.343cm"><draw:text-box><text:p text:style-name="P63"><text:span text:style-name="T63">Application</text:span></text:p></draw:text-box></draw:frame></draw:g><draw:line text:anchor-type="paragraph" draw:z-index="6" draw:name="Ligne verticale 1" draw:style-name="gr16" draw:text-style-name="P59" svg:x1="8.363cm" svg:y1="1.252cm" svg:x2="8.363cm" svg:y2="2.898cm"><text:p/></draw:line><draw:frame text:anchor-type="paragraph" draw:z-index="7" draw:name="Cadre de texte 13" draw:style-name="gr15" draw:text-style-name="P61" svg:width="2.274cm" svg:height="1.625cm" svg:x="8.594cm" svg:y="1.274cm"><draw:text-box><text:p text:style-name="P60"><text:span text:style-name="T64">Exchange n°</text:span></text:p><text:p text:style-name="P60"><text:span text:style-name="T62">- requests</text:span></text:p><text:p text:style-name="P60"><text:span text:style-name="T62">- data</text:span></text:p><text:p text:style-name="P60"><text:span text:style-name="T62">- AsyMssg</text:span></text:p></draw:text-box></draw:frame><draw:g text:anchor-type="paragraph" draw:z-index="8" draw:name="DrawObject 5" draw:style-name="gr3"><draw:custom-shape draw:name="Forme 10" draw:style-name="gr6" draw:text-style-name="P62" svg:width="3.193cm" svg:height="0.9cm" svg:x="6.828cm" svg:y="11.725cm"><text:p/><draw:enhanced-geometry svg:viewBox="0 0 21600 21600" draw:type="rectangle" draw:enhanced-path="M 0 0 L 21600 0 21600 21600 0 21600 0 0 Z N"/></draw:custom-shape><draw:frame draw:name="Cadre de texte 14" draw:style-name="gr7" draw:text-style-name="P64" svg:width="2.911cm" svg:height="0.408cm" svg:x="7.108cm" svg:y="11.916cm"><draw:text-box><text:p text:style-name="P63"><text:span text:style-name="T63">FSK (Phy 1)</text:span></text:p></draw:text-box></draw:frame></draw:g><draw:g text:anchor-type="paragraph" draw:z-index="9" draw:name="DrawObject6" draw:style-name="gr3"><draw:line draw:name="Ligne verticale 2" draw:style-name="gr4" draw:text-style-name="P59" svg:x1="7.375cm" svg:y1="3.798cm" svg:x2="7.375cm" svg:y2="5.068cm"><text:p/></draw:line><draw:frame draw:name="Cadre de texte 22" draw:style-name="gr5" draw:text-style-name="P61" svg:width="1.71cm" svg:height="0.989cm" svg:x="5.56cm" svg:y="4.08cm"><draw:text-box><text:p text:style-name="P60"><text:span text:style-name="T62">- request</text:span></text:p><text:p text:style-name="P60"><text:span text:style-name="T62">- AsyMssg</text:span></text:p></draw:text-box></draw:frame><draw:line draw:name="Ligne verticale 3" draw:style-name="gr4" draw:text-style-name="P59" svg:x1="9.21cm" svg:y1="5.068cm" svg:x2="9.192cm" svg:y2="3.798cm"><text:p/></draw:line><draw:frame draw:name="Cadre de texte 23" draw:style-name="gr5" draw:text-style-name="P61" svg:width="1.71cm" svg:height="0.989cm" svg:x="9.388cm" svg:y="4.08cm"><draw:text-box><text:p text:style-name="P60"><text:span text:style-name="T62">- data</text:span></text:p><text:p text:style-name="P60"><text:span text:style-name="T62">- Ack</text:span></text:p></draw:text-box></draw:frame></draw:g><draw:g text:anchor-type="paragraph" draw:z-index="10" draw:name="DrawObject 6" draw:style-name="gr3"><draw:line draw:name="Ligne verticale 5" draw:style-name="gr4" draw:text-style-name="P59" svg:x1="7.375cm" svg:y1="6.013cm" svg:x2="7.375cm" svg:y2="7.283cm"><text:p/></draw:line><draw:frame draw:name="Cadre de texte 24" draw:style-name="gr5" draw:text-style-name="P61" svg:width="1.71cm" svg:height="0.989cm" svg:x="5.56cm" svg:y="6.295cm"><draw:text-box><text:p text:style-name="P60"><text:span text:style-name="T62">- request</text:span></text:p><text:p text:style-name="P60"><text:span text:style-name="T62">- AsyMssg</text:span></text:p></draw:text-box></draw:frame><draw:line draw:name="Ligne verticale 6" draw:style-name="gr4" draw:text-style-name="P59" svg:x1="9.21cm" svg:y1="7.283cm" svg:x2="9.192cm" svg:y2="6.013cm"><text:p/></draw:line><draw:frame draw:name="Cadre de texte 25" draw:style-name="gr5" draw:text-style-name="P61" svg:width="1.71cm" svg:height="0.989cm" svg:x="9.388cm" svg:y="6.295cm"><draw:text-box><text:p text:style-name="P60"><text:span text:style-name="T62">- data</text:span></text:p><text:p text:style-name="P60"><text:span text:style-name="T62">- Ack</text:span></text:p></draw:text-box></draw:frame></draw:g><draw:g text:anchor-type="paragraph" draw:z-index="11" draw:name="DrawObject 7" draw:style-name="gr3"><draw:line draw:name="Ligne verticale 7" draw:style-name="gr4" draw:text-style-name="P59" svg:x1="7.375cm" svg:y1="10.455cm" svg:x2="7.375cm" svg:y2="11.725cm"><text:p/></draw:line><draw:frame draw:name="Cadre de texte 26" draw:style-name="gr5" draw:text-style-name="P61" svg:width="1.71cm" svg:height="0.989cm" svg:x="5.56cm" svg:y="10.737cm"><draw:text-box><text:p text:style-name="P60"><text:span text:style-name="T62">- request</text:span></text:p><text:p text:style-name="P60"><text:span text:style-name="T62">- AsyMssg</text:span></text:p></draw:text-box></draw:frame><draw:line draw:name="Ligne verticale 8" draw:style-name="gr4" draw:text-style-name="P59" svg:x1="9.21cm" svg:y1="11.725cm" svg:x2="9.192cm" svg:y2="10.455cm"><text:p/></draw:line><draw:frame draw:name="Cadre de texte 27" draw:style-name="gr5" draw:text-style-name="P61" svg:width="1.71cm" svg:height="0.989cm" svg:x="9.388cm" svg:y="10.737cm"><draw:text-box><text:p text:style-name="P60"><text:span text:style-name="T62">- data</text:span></text:p><text:p text:style-name="P60"><text:span text:style-name="T62">- Ack</text:span></text:p></draw:text-box></draw:frame></draw:g><draw:g text:anchor-type="paragraph" draw:z-index="12" draw:name="DrawObject8" draw:style-name="gr3"><draw:path draw:name="Forme52" draw:style-name="gr11" draw:text-style-name="P59" svg:width="0.115cm" svg:height="0.286cm" svg:x="11.155cm" svg:y="11.527cm" svg:viewBox="0 0 116 287" svg:d="M0 287c58-646 116 0 116 0"><text:p/></draw:path><draw:path draw:name="Forme53" draw:style-name="gr11" draw:text-style-name="P59" svg:width="0.115cm" svg:height="0.286cm" svg:x="11.271cm" svg:y="11.815cm" svg:viewBox="0 0 116 287" svg:d="M0 0c58 645 116 0 116 0"><text:p/></draw:path><draw:path draw:name="Forme54" draw:style-name="gr11" draw:text-style-name="P59" svg:width="0.115cm" svg:height="0.286cm" svg:x="11.387cm" svg:y="11.527cm" svg:viewBox="0 0 116 287" svg:d="M0 287c58-646 116 0 116 0"><text:p/></draw:path><draw:path draw:name="Forme55" draw:style-name="gr11" draw:text-style-name="P59" svg:width="0.115cm" svg:height="0.286cm" svg:x="11.503cm" svg:y="11.815cm" svg:viewBox="0 0 116 287" svg:d="M0 0c58 645 116 0 116 0"><text:p/></draw:path><draw:path draw:name="Forme56" draw:style-name="gr11" draw:text-style-name="P59" svg:width="0.115cm" svg:height="0.286cm" svg:x="11.618cm" svg:y="11.527cm" svg:viewBox="0 0 116 287" svg:d="M0 287c58-646 116 0 116 0"><text:p/></draw:path><draw:path draw:name="Forme57" draw:style-name="gr11" draw:text-style-name="P59" svg:width="0.115cm" svg:height="0.286cm" svg:x="11.734cm" svg:y="11.815cm" svg:viewBox="0 0 116 287" svg:d="M0 0c58 645 116 0 116 0"><text:p/></draw:path><draw:path draw:name="Forme58" draw:style-name="gr11" draw:text-style-name="P59" svg:width="0.115cm" svg:height="0.286cm" svg:x="11.851cm" svg:y="11.527cm" svg:viewBox="0 0 116 287" svg:d="M0 287c58-646 116 0 116 0"><text:p/></draw:path><draw:path draw:name="Forme63" draw:style-name="gr11" draw:text-style-name="P59" svg:width="0.073cm" svg:height="0.286cm" svg:x="11.973cm" svg:y="11.815cm" svg:viewBox="0 0 74 287" svg:d="M0 0c37 645 74 0 74 0"><text:p/></draw:path><draw:path draw:name="Forme64" draw:style-name="gr11" draw:text-style-name="P59" svg:width="0.073cm" svg:height="0.286cm" svg:x="12.049cm" svg:y="11.527cm" svg:viewBox="0 0 74 287" svg:d="M0 287c37-646 74 0 74 0"><text:p/></draw:path><draw:path draw:name="Forme65" draw:style-name="gr11" draw:text-style-name="P59" svg:width="0.073cm" svg:height="0.286cm" svg:x="12.122cm" svg:y="11.815cm" svg:viewBox="0 0 74 287" svg:d="M0 0c37 645 74 0 74 0"><text:p/></draw:path><draw:path draw:name="Forme66" draw:style-name="gr11" draw:text-style-name="P59" svg:width="0.073cm" svg:height="0.286cm" svg:x="12.197cm" svg:y="11.527cm" svg:viewBox="0 0 74 287" svg:d="M0 287c37-646 74 0 74 0"><text:p/></draw:path><draw:path draw:name="Forme67" draw:style-name="gr11" draw:text-style-name="P59" svg:width="0.073cm" svg:height="0.286cm" svg:x="12.272cm" svg:y="11.815cm" svg:viewBox="0 0 74 287" svg:d="M0 0c37 645 74 0 74 0"><text:p/></draw:path><draw:path draw:name="Forme68" draw:style-name="gr11" draw:text-style-name="P59" svg:width="0.073cm" svg:height="0.286cm" svg:x="12.346cm" svg:y="11.527cm" svg:viewBox="0 0 74 287" svg:d="M0 287c37-646 74 0 74 0"><text:p/></draw:path><draw:path draw:name="Forme69" draw:style-name="gr11" draw:text-style-name="P59" svg:width="0.073cm" svg:height="0.286cm" svg:x="12.419cm" svg:y="11.815cm" svg:viewBox="0 0 74 287" svg:d="M0 0c37 645 74 0 74 0"><text:p/></draw:path><draw:path draw:name="Forme75" draw:style-name="gr12" draw:text-style-name="P59" svg:width="0.115cm" svg:height="0.286cm" svg:x="11.387cm" svg:y="11.527cm" svg:viewBox="0 0 116 287" svg:d="M0 287c58-646 116 0 116 0"><text:p/></draw:path><draw:path draw:name="Forme76" draw:style-name="gr12" draw:text-style-name="P59" svg:width="0.115cm" svg:height="0.286cm" svg:x="11.503cm" svg:y="11.815cm" svg:viewBox="0 0 116 287" svg:d="M0 0c58 645 116 0 116 0"><text:p/></draw:path><draw:path draw:name="Forme77" draw:style-name="gr12" draw:text-style-name="P59" svg:width="0.115cm" svg:height="0.286cm" svg:x="11.62cm" svg:y="11.527cm" svg:viewBox="0 0 116 287" svg:d="M0 287c58-646 116 0 116 0"><text:p/></draw:path><draw:path draw:name="Forme78" draw:style-name="gr12" draw:text-style-name="P59" svg:width="0.115cm" svg:height="0.286cm" svg:x="11.735cm" svg:y="11.815cm" svg:viewBox="0 0 116 287" svg:d="M0 0c58 645 116 0 116 0"><text:p/></draw:path><draw:path draw:name="Forme79" draw:style-name="gr12" draw:text-style-name="P59" svg:width="0.115cm" svg:height="0.286cm" svg:x="11.851cm" svg:y="11.527cm" svg:viewBox="0 0 116 287" svg:d="M0 287c58-646 116 0 116 0"><text:p/></draw:path><draw:path draw:name="Forme84" draw:style-name="gr12" draw:text-style-name="P59" svg:width="0.073cm" svg:height="0.286cm" svg:x="11.973cm" svg:y="11.815cm" svg:viewBox="0 0 74 287" svg:d="M0 0c37 645 74 0 74 0"><text:p/></draw:path><draw:path draw:name="Forme85" draw:style-name="gr12" draw:text-style-name="P59" svg:width="0.073cm" svg:height="0.286cm" svg:x="12.049cm" svg:y="11.527cm" svg:viewBox="0 0 74 287" svg:d="M0 287c37-646 74 0 74 0"><text:p/></draw:path><draw:path draw:name="Forme86" draw:style-name="gr12" draw:text-style-name="P59" svg:width="0.073cm" svg:height="0.286cm" svg:x="12.123cm" svg:y="11.815cm" svg:viewBox="0 0 74 287" svg:d="M0 0c37 645 74 0 74 0"><text:p/></draw:path><draw:g draw:name="Forme87" draw:style-name="gr13"><draw:path draw:style-name="gr12" draw:text-style-name="P59" svg:width="0.115cm" svg:height="0.286cm" svg:x="11.155cm" svg:y="11.527cm" svg:viewBox="0 0 116 287" svg:d="M0 287c58-646 116 0 116 0"><text:p/></draw:path><draw:path draw:style-name="gr12" draw:text-style-name="P59" svg:width="0.115cm" svg:height="0.286cm" svg:x="11.271cm" svg:y="11.815cm" svg:viewBox="0 0 116 287" svg:d="M0 0c58 645 116 0 116 0"><text:p/></draw:path></draw:g><draw:path draw:name="Forme102" draw:style-name="gr12" draw:text-style-name="P59" svg:width="0.073cm" svg:height="0.286cm" svg:x="12.123cm" svg:y="11.815cm" svg:viewBox="0 0 74 287" svg:d="M74 0c-37 645-74 0-74 0"><text:p/></draw:path><draw:path draw:name="Forme103" draw:style-name="gr12" draw:text-style-name="P59" svg:width="0.073cm" svg:height="0.291cm" svg:x="12.197cm" svg:y="11.524cm" svg:viewBox="0 0 74 292" svg:d="M0 292c37-656 74 0 74 0"><text:p/></draw:path><draw:path draw:name="Forme104" draw:style-name="gr12" draw:text-style-name="P59" svg:width="0.074cm" svg:height="0.286cm" svg:x="12.347cm" svg:y="11.527cm" svg:viewBox="0 0 75 287" svg:d="M75 287c-38-646-75 0-75 0"><text:p/></draw:path><draw:path draw:name="Forme105" draw:style-name="gr12" draw:text-style-name="P59" svg:width="0.074cm" svg:height="0.286cm" svg:x="12.272cm" svg:y="11.815cm" svg:viewBox="0 0 75 287" svg:d="M75 0c-38 645-75 0-75 0"><text:p/></draw:path><draw:path draw:name="Forme107" draw:style-name="gr12" draw:text-style-name="P59" svg:width="0.074cm" svg:height="0.286cm" svg:x="12.42cm" svg:y="11.815cm" svg:viewBox="0 0 75 287" svg:d="M75 0c-38 645-75 0-75 0"><text:p/></draw:path><draw:path draw:name="Forme111" draw:style-name="gr12" draw:text-style-name="P59" svg:width="0.115cm" svg:height="0.286cm" svg:x="11.387cm" svg:y="11.527cm" svg:viewBox="0 0 116 287" svg:d="M0 287c58-646 116 0 116 0"><text:p/></draw:path><draw:path draw:name="Forme112" draw:style-name="gr12" draw:text-style-name="P59" svg:width="0.115cm" svg:height="0.286cm" svg:x="11.503cm" svg:y="11.815cm" svg:viewBox="0 0 116 287" svg:d="M0 0c58 645 116 0 116 0"><text:p/></draw:path></draw:g><draw:line text:anchor-type="paragraph" draw:z-index="13" draw:name="Ligne 8" draw:style-name="gr14" draw:text-style-name="P59" svg:x1="9.991cm" svg:y1="11.977cm" svg:x2="10.968cm" svg:y2="11.991cm"><text:p/></draw:line><draw:line text:anchor-type="paragraph" draw:z-index="14" draw:name="Ligne 9" draw:style-name="gr14" draw:text-style-name="P59" svg:x1="11.152cm" svg:y1="12.412cm" svg:x2="10.021cm" svg:y2="12.412cm"><text:p/></draw:line><draw:g text:anchor-type="paragraph" draw:z-index="15" draw:name="DrawObject 8" draw:style-name="gr3"><draw:path draw:name="Forme 31" draw:style-name="gr11" draw:text-style-name="P59" svg:width="0.106cm" svg:height="0.036cm" svg:x="11.25cm" svg:y="12.376cm" svg:viewBox="0 0 107 37" svg:d="M0 37c54-83 107 0 107 0"><text:p/></draw:path><draw:path draw:name="Forme 32" draw:style-name="gr11" draw:text-style-name="P59" svg:width="0.106cm" svg:height="0.036cm" svg:x="11.356cm" svg:y="12.413cm" svg:viewBox="0 0 107 37" svg:d="M0 0c53 83 107 0 107 0"><text:p/></draw:path><draw:path draw:name="Forme 33" draw:style-name="gr11" draw:text-style-name="P59" svg:width="0.106cm" svg:height="0.036cm" svg:x="11.465cm" svg:y="12.376cm" svg:viewBox="0 0 107 37" svg:d="M0 37c54-83 107 0 107 0"><text:p/></draw:path><draw:path draw:name="Forme 34" draw:style-name="gr11" draw:text-style-name="P59" svg:width="0.106cm" svg:height="0.036cm" svg:x="11.571cm" svg:y="12.413cm" svg:viewBox="0 0 107 37" svg:d="M0 0c53 83 107 0 107 0"><text:p/></draw:path><draw:path draw:name="Forme 35" draw:style-name="gr11" draw:text-style-name="P59" svg:width="0.106cm" svg:height="0.036cm" svg:x="11.677cm" svg:y="12.376cm" svg:viewBox="0 0 107 37" svg:d="M0 37c54-83 107 0 107 0"><text:p/></draw:path><draw:path draw:name="Forme 36" draw:style-name="gr11" draw:text-style-name="P59" svg:width="0.106cm" svg:height="0.036cm" svg:x="11.784cm" svg:y="12.413cm" svg:viewBox="0 0 107 37" svg:d="M0 0c53 83 107 0 107 0"><text:p/></draw:path><draw:path draw:name="Forme 37" draw:style-name="gr11" draw:text-style-name="P59" svg:width="0.106cm" svg:height="0.036cm" svg:x="11.892cm" svg:y="12.376cm" svg:viewBox="0 0 107 37" svg:d="M0 37c54-83 107 0 107 0"><text:p/></draw:path><draw:path draw:name="Forme 38" draw:style-name="gr11" draw:text-style-name="P59" svg:width="0.068cm" svg:height="0.036cm" svg:x="12.005cm" svg:y="12.413cm" svg:viewBox="0 0 69 37" svg:d="M0 0c34 83 69 0 69 0"><text:p/></draw:path><draw:path draw:name="Forme 39" draw:style-name="gr11" draw:text-style-name="P59" svg:width="0.068cm" svg:height="0.036cm" svg:x="12.074cm" svg:y="12.376cm" svg:viewBox="0 0 69 37" svg:d="M0 37c34-83 69 0 69 0"><text:p/></draw:path><draw:path draw:name="Forme 40" draw:style-name="gr11" draw:text-style-name="P59" svg:width="0.068cm" svg:height="0.036cm" svg:x="12.141cm" svg:y="12.413cm" svg:viewBox="0 0 69 37" svg:d="M0 0c34 83 69 0 69 0"><text:p/></draw:path><draw:path draw:name="Forme 41" draw:style-name="gr11" draw:text-style-name="P59" svg:width="0.068cm" svg:height="0.036cm" svg:x="12.211cm" svg:y="12.376cm" svg:viewBox="0 0 69 37" svg:d="M0 37c34-83 69 0 69 0"><text:p/></draw:path><draw:path draw:name="Forme 42" draw:style-name="gr11" draw:text-style-name="P59" svg:width="0.068cm" svg:height="0.036cm" svg:x="12.279cm" svg:y="12.413cm" svg:viewBox="0 0 69 37" svg:d="M0 0c34 83 69 0 69 0"><text:p/></draw:path><draw:path draw:name="Forme 43" draw:style-name="gr11" draw:text-style-name="P59" svg:width="0.068cm" svg:height="0.036cm" svg:x="12.348cm" svg:y="12.376cm" svg:viewBox="0 0 69 37" svg:d="M0 37c34-83 69 0 69 0"><text:p/></draw:path><draw:path draw:name="Forme 44" draw:style-name="gr11" draw:text-style-name="P59" svg:width="0.068cm" svg:height="0.036cm" svg:x="12.416cm" svg:y="12.413cm" svg:viewBox="0 0 69 37" svg:d="M0 0c34 83 69 0 69 0"><text:p/></draw:path><draw:path draw:name="Forme 45" draw:style-name="gr12" draw:text-style-name="P59" svg:width="0.106cm" svg:height="0.036cm" svg:x="11.465cm" svg:y="12.376cm" svg:viewBox="0 0 107 37" svg:d="M0 37c54-83 107 0 107 0"><text:p/></draw:path><draw:path draw:name="Forme 46" draw:style-name="gr12" draw:text-style-name="P59" svg:width="0.106cm" svg:height="0.036cm" svg:x="11.571cm" svg:y="12.413cm" svg:viewBox="0 0 107 37" svg:d="M0 0c53 83 107 0 107 0"><text:p/></draw:path><draw:path draw:name="Forme 47" draw:style-name="gr12" draw:text-style-name="P59" svg:width="0.106cm" svg:height="0.036cm" svg:x="11.679cm" svg:y="12.376cm" svg:viewBox="0 0 107 37" svg:d="M0 37c54-83 107 0 107 0"><text:p/></draw:path><draw:path draw:name="Forme 48" draw:style-name="gr12" draw:text-style-name="P59" svg:width="0.106cm" svg:height="0.036cm" svg:x="11.786cm" svg:y="12.413cm" svg:viewBox="0 0 107 37" svg:d="M0 0c53 83 107 0 107 0"><text:p/></draw:path><draw:path draw:name="Forme 49" draw:style-name="gr12" draw:text-style-name="P59" svg:width="0.106cm" svg:height="0.036cm" svg:x="11.892cm" svg:y="12.376cm" svg:viewBox="0 0 107 37" svg:d="M0 37c54-83 107 0 107 0"><text:p/></draw:path><draw:path draw:name="Forme 50" draw:style-name="gr12" draw:text-style-name="P59" svg:width="0.068cm" svg:height="0.036cm" svg:x="12.005cm" svg:y="12.413cm" svg:viewBox="0 0 69 37" svg:d="M0 0c34 83 69 0 69 0"><text:p/></draw:path><draw:path draw:name="Forme 51" draw:style-name="gr12" draw:text-style-name="P59" svg:width="0.068cm" svg:height="0.036cm" svg:x="12.074cm" svg:y="12.376cm" svg:viewBox="0 0 69 37" svg:d="M0 37c34-83 69 0 69 0"><text:p/></draw:path><draw:path draw:name="Forme 52" draw:style-name="gr12" draw:text-style-name="P59" svg:width="0.068cm" svg:height="0.036cm" svg:x="12.142cm" svg:y="12.413cm" svg:viewBox="0 0 69 37" svg:d="M0 0c34 83 69 0 69 0"><text:p/></draw:path><draw:g draw:name="Forme 53" draw:style-name="gr13"><draw:path draw:style-name="gr12" draw:text-style-name="P59" svg:width="0.106cm" svg:height="0.036cm" svg:x="11.25cm" svg:y="12.376cm" svg:viewBox="0 0 107 37" svg:d="M0 37c54-83 107 0 107 0"><text:p/></draw:path><draw:path draw:style-name="gr12" draw:text-style-name="P59" svg:width="0.106cm" svg:height="0.036cm" svg:x="11.356cm" svg:y="12.413cm" svg:viewBox="0 0 107 37" svg:d="M0 0c53 83 107 0 107 0"><text:p/></draw:path></draw:g><draw:path draw:name="Forme 54" draw:style-name="gr12" draw:text-style-name="P59" svg:width="0.068cm" svg:height="0.036cm" svg:x="12.143cm" svg:y="12.413cm" svg:viewBox="0 0 69 37" svg:d="M69 0c-35 83-69 0-69 0"><text:p/></draw:path><draw:path draw:name="Forme 55" draw:style-name="gr12" draw:text-style-name="P59" svg:width="0.068cm" svg:height="0.036cm" svg:x="12.212cm" svg:y="12.375cm" svg:viewBox="0 0 69 37" svg:d="M0 37c34-84 69 0 69 0"><text:p/></draw:path><draw:path draw:name="Forme 56" draw:style-name="gr12" draw:text-style-name="P59" svg:width="0.068cm" svg:height="0.036cm" svg:x="12.349cm" svg:y="12.376cm" svg:viewBox="0 0 69 37" svg:d="M69 37c-35-83-69 0-69 0"><text:p/></draw:path><draw:path draw:name="Forme 57" draw:style-name="gr12" draw:text-style-name="P59" svg:width="0.068cm" svg:height="0.036cm" svg:x="12.28cm" svg:y="12.413cm" svg:viewBox="0 0 69 37" svg:d="M69 0c-35 83-69 0-69 0"><text:p/></draw:path><draw:path draw:name="Forme 58" draw:style-name="gr12" draw:text-style-name="P59" svg:width="0.068cm" svg:height="0.036cm" svg:x="12.417cm" svg:y="12.413cm" svg:viewBox="0 0 69 37" svg:d="M69 0c-35 83-69 0-69 0"><text:p/></draw:path><draw:path draw:name="Forme 59" draw:style-name="gr12" draw:text-style-name="P59" svg:width="0.106cm" svg:height="0.036cm" svg:x="11.465cm" svg:y="12.376cm" svg:viewBox="0 0 107 37" svg:d="M0 37c54-83 107 0 107 0"><text:p/></draw:path><draw:path draw:name="Forme 60" draw:style-name="gr12" draw:text-style-name="P59" svg:width="0.106cm" svg:height="0.036cm" svg:x="11.571cm" svg:y="12.413cm" svg:viewBox="0 0 107 37" svg:d="M0 0c53 83 107 0 107 0"><text:p/></draw:path></draw:g><draw:g text:anchor-type="paragraph" draw:z-index="17" draw:name="DrawObject 9" draw:style-name="gr3"><draw:custom-shape draw:name="Forme 19" draw:style-name="gr6" draw:text-style-name="P62" svg:width="3.193cm" svg:height="0.9cm" svg:x="6.705cm" svg:y="7.283cm"><text:p/><draw:enhanced-geometry svg:viewBox="0 0 21600 21600" draw:type="rectangle" draw:enhanced-path="M 0 0 L 21600 0 21600 21600 0 21600 0 0 Z N"/></draw:custom-shape><draw:frame draw:name="Cadre de texte 30" draw:style-name="gr7" draw:text-style-name="P64" svg:width="2.911cm" svg:height="0.408cm" svg:x="6.985cm" svg:y="7.474cm"><draw:text-box><text:p text:style-name="P63"><text:span text:style-name="T63">UARTDriver</text:span></text:p></draw:text-box></draw:frame></draw:g><draw:g text:anchor-type="paragraph" draw:z-index="18" draw:name="DrawObject 10" draw:style-name="gr3"><draw:line draw:name="Ligne verticale 4" draw:style-name="gr4" draw:text-style-name="P59" svg:x1="7.375cm" svg:y1="8.221cm" svg:x2="7.375cm" svg:y2="9.491cm"><text:p/></draw:line><draw:frame draw:name="Cadre de texte 31" draw:style-name="gr5" draw:text-style-name="P61" svg:width="1.71cm" svg:height="0.989cm" svg:x="5.56cm" svg:y="8.503cm"><draw:text-box><text:p text:style-name="P60"><text:span text:style-name="T62">- request</text:span></text:p><text:p text:style-name="P60"><text:span text:style-name="T62">- AsyMssg</text:span></text:p></draw:text-box></draw:frame><draw:line draw:name="Ligne verticale 9" draw:style-name="gr4" draw:text-style-name="P59" svg:x1="9.21cm" svg:y1="9.491cm" svg:x2="9.192cm" svg:y2="8.221cm"><text:p/></draw:line><draw:frame draw:name="Cadre de texte 32" draw:style-name="gr5" draw:text-style-name="P61" svg:width="1.71cm" svg:height="0.989cm" svg:x="9.388cm" svg:y="8.503cm"><draw:text-box><text:p text:style-name="P60"><text:span text:style-name="T62">- data</text:span></text:p><text:p text:style-name="P60"><text:span text:style-name="T62">- Ack</text:span></text:p></draw:text-box></draw:frame></draw:g></text:p>
      <text:p text:style-name="P36"/>
      <text:p text:style-name="P36"/>
      <text:p text:style-name="P36"/>
      <text:p text:style-name="P36"/>
      <text:p text:style-name="P36"><draw:frame text:anchor-type="paragraph" draw:z-index="19" draw:name="Cadre de texte 38" draw:style-name="gr1" draw:text-style-name="P58" svg:width="5.564cm" svg:height="1.308cm" svg:x="-1.18cm" svg:y="0.205cm"><draw:text-box><text:p text:style-name="P57"><text:span text:style-name="T60">Data/Request/AsyMssg Frame</text:span></text:p><text:p text:style-name="P57"><text:span text:style-name="T61">|Dest@|Topic|Trial_Ack|Type_LenData|Data| </text:span></text:p><text:p text:style-name="P57"><text:span text:style-name="T60">Ack Frame</text:span></text:p><text:p text:style-name="P57"><text:span text:style-name="T61">|Dest@|Topic|Trial_Ack|</text:span></text:p></draw:text-box></draw:frame></text:p>
      <text:p text:style-name="P36"><draw:frame text:anchor-type="paragraph" draw:z-index="24" draw:name="Cadre de texte 36" draw:style-name="gr1" draw:text-style-name="P58" svg:width="5.564cm" svg:height="1.308cm" svg:x="10.696cm" svg:y="-0.187cm"><draw:text-box><text:p text:style-name="P57"><text:span text:style-name="T60">Data/Request/AsyMssg Frame</text:span></text:p><text:p text:style-name="P57"><text:span text:style-name="T61">|Org@|Topic|Trial_Ack|Type_LenData|Data| </text:span></text:p><text:p text:style-name="P57"><text:span text:style-name="T60">Ack Frame</text:span></text:p><text:p text:style-name="P57"><text:span text:style-name="T61">|Org@|Topic|Trial_Ack|</text:span></text:p></draw:text-box></draw:frame></text:p>
      <text:p text:style-name="P36"/>
      <text:p text:style-name="P36"/>
      <text:p text:style-name="P36"><draw:frame text:anchor-type="paragraph" draw:z-index="20" draw:name="Cadre de texte 33" draw:style-name="gr2" draw:text-style-name="P58" svg:width="6.467cm" svg:height="1.692cm" svg:x="-1.282cm" svg:y="-0.093cm"><draw:text-box><text:p text:style-name="P57"><text:span text:style-name="T60">Data/Request/AsyMssg Frame</text:span></text:p><text:p text:style-name="P57"><text:span text:style-name="T61">|My@|Dest@|Topic|Trial_Ack|Type_LenData|Data| </text:span></text:p><text:p text:style-name="P57"><text:span text:style-name="T60">Ack Frame</text:span></text:p><text:p text:style-name="P57"><text:span text:style-name="T61">|My@|Dest@|Topic|Trial_Ack|</text:span></text:p></draw:text-box></draw:frame><draw:frame text:anchor-type="paragraph" draw:z-index="23" draw:name="Cadre de texte 35" draw:style-name="gr2" draw:text-style-name="P58" svg:width="6.467cm" svg:height="1.692cm" svg:x="10.638cm" svg:y="-0.148cm"><draw:text-box><text:p text:style-name="P57"><text:span text:style-name="T60">Data/Request/AsyMssg Frame</text:span></text:p><text:p text:style-name="P57"><text:span text:style-name="T61">|Org@|Dest@|Topic|Trial_Ack|Type_LenData|Data| </text:span></text:p><text:p text:style-name="P57"><text:span text:style-name="T60">Ack Frame</text:span></text:p><text:p text:style-name="P57"><text:span text:style-name="T61">|Org@|Dest@|Topic|Trial_Ack|</text:span></text:p></draw:text-box></draw:frame></text:p>
      <text:p text:style-name="P36"/>
      <text:p text:style-name="P36"/>
      <text:p text:style-name="P36"><draw:frame text:anchor-type="paragraph" draw:z-index="21" draw:name="Cadre de texte 34" draw:style-name="gr2" draw:text-style-name="P58" svg:width="6.894cm" svg:height="1.692cm" svg:x="-1.282cm" svg:y="0.127cm"><draw:text-box><text:p text:style-name="P57"><text:span text:style-name="T60">Data/Request/AsyMssg Frame</text:span></text:p><text:p text:style-name="P57"><text:span text:style-name="T61">|#####|Len|My@|Dest@|Topic|Trial_Ack|Type_LenData|Data|CheckSum| </text:span></text:p><text:p text:style-name="P57"><text:span text:style-name="T60">Ack Frame</text:span></text:p><text:p text:style-name="P57"><text:span text:style-name="T61">|#####|Len|My@|Dest@|Topic|Trial_Ack|CheckSum| </text:span></text:p></draw:text-box></draw:frame><draw:frame text:anchor-type="paragraph" draw:z-index="22" draw:name="Cadre de texte 29" draw:style-name="gr2" draw:text-style-name="P58" svg:width="6.894cm" svg:height="1.692cm" svg:x="10.756cm" svg:y="0.201cm"><draw:text-box><text:p text:style-name="P57"><text:span text:style-name="T60">Data/Request/AsyMssg Frame</text:span></text:p><text:p text:style-name="P57"><text:span text:style-name="T61">|#####|Len|Org@|Dest@|Topic|Trial_Ack|Type_LenData|Data|CheckSum| </text:span></text:p><text:p text:style-name="P57"><text:span text:style-name="T60">Ack Frame</text:span></text:p><text:p text:style-name="P57"><text:span text:style-name="T61">|#####|Len|Org@|Dest@|Topic|Trial_Ack|CheckSum| </text:span></text:p></draw:text-box></draw:frame></text:p>
      <text:p text:style-name="P36"/>
      <text:p text:style-name="P36"/>
      <text:p text:style-name="P43"><text:span text:style-name="T28"/></text:p>
      <text:p text:style-name="P43"><text:span text:style-name="T28"/></text:p>
      <text:p text:style-name="P43"><draw:g text:anchor-type="paragraph" draw:z-index="16" draw:name="DrawObject11" draw:style-name="gr3"><draw:line draw:name="Ligne 10" draw:style-name="gr8" draw:text-style-name="P59" svg:x1="3.256cm" svg:y1="-0.166cm" svg:x2="3.523cm" svg:y2="-0.166cm"><text:p/></draw:line><draw:line draw:name="Ligne 11" draw:style-name="gr8" draw:text-style-name="P59" svg:x1="3.523cm" svg:y1="0.155cm" svg:x2="3.523cm" svg:y2="-0.166cm"><text:p/></draw:line><draw:line draw:name="Ligne 12" draw:style-name="gr8" draw:text-style-name="P59" svg:x1="3.523cm" svg:y1="0.155cm" svg:x2="3.681cm" svg:y2="0.155cm"><text:p/></draw:line><draw:line draw:name="Ligne 13" draw:style-name="gr8" draw:text-style-name="P59" svg:x1="3.681cm" svg:y1="0.155cm" svg:x2="3.681cm" svg:y2="-0.166cm"><text:p/></draw:line><draw:custom-shape draw:name="Forme 11" draw:style-name="gr9" svg:width="0.165cm" svg:height="0.322cm" svg:x="3.681cm" svg:y="-0.166cm"><text:p/><draw:enhanced-geometry svg:viewBox="0 0 21600 21600" draw:type="rectangle" draw:enhanced-path="M 0 0 L 21600 0 21600 21600 0 21600 0 0 Z N"/></draw:custom-shape><draw:custom-shape draw:name="Forme 12" draw:style-name="gr9" svg:width="0.165cm" svg:height="0.322cm" svg:x="3.845cm" svg:y="-0.166cm"><text:p/><draw:enhanced-geometry svg:viewBox="0 0 21600 21600" draw:type="rectangle" draw:enhanced-path="M 0 0 L 21600 0 21600 21600 0 21600 0 0 Z N"/></draw:custom-shape><draw:line draw:name="Ligne 14" draw:style-name="gr8" draw:text-style-name="P59" svg:x1="4.01cm" svg:y1="0.155cm" svg:x2="4.01cm" svg:y2="-0.166cm"><text:p/></draw:line><draw:custom-shape draw:name="Forme 13" draw:style-name="gr10" svg:width="0.167cm" svg:height="0.322cm" svg:x="4.009cm" svg:y="-0.166cm"><text:p/><draw:enhanced-geometry svg:viewBox="0 0 21600 21600" draw:type="rectangle" draw:enhanced-path="M 0 0 L 21600 0 21600 21600 0 21600 0 0 Z N"/></draw:custom-shape><draw:custom-shape draw:name="Forme 14" draw:style-name="gr9" svg:width="0.165cm" svg:height="0.322cm" svg:x="4.175cm" svg:y="-0.166cm"><text:p/><draw:enhanced-geometry svg:viewBox="0 0 21600 21600" draw:type="rectangle" draw:enhanced-path="M 0 0 L 21600 0 21600 21600 0 21600 0 0 Z N"/></draw:custom-shape><draw:line draw:name="Ligne 22" draw:style-name="gr8" draw:text-style-name="P59" svg:x1="4.339cm" svg:y1="0.155cm" svg:x2="4.339cm" svg:y2="-0.166cm"><text:p/></draw:line><draw:custom-shape draw:name="Forme 15" draw:style-name="gr9" svg:width="0.165cm" svg:height="0.322cm" svg:x="4.339cm" svg:y="-0.166cm"><text:p/><draw:enhanced-geometry svg:viewBox="0 0 21600 21600" draw:type="rectangle" draw:enhanced-path="M 0 0 L 21600 0 21600 21600 0 21600 0 0 Z N"/></draw:custom-shape><draw:custom-shape draw:name="Forme 16" draw:style-name="gr9" svg:width="0.165cm" svg:height="0.322cm" svg:x="4.503cm" svg:y="-0.166cm"><text:p/><draw:enhanced-geometry svg:viewBox="0 0 21600 21600" draw:type="rectangle" draw:enhanced-path="M 0 0 L 21600 0 21600 21600 0 21600 0 0 Z N"/></draw:custom-shape><draw:line draw:name="Ligne 23" draw:style-name="gr8" draw:text-style-name="P59" svg:x1="4.668cm" svg:y1="0.155cm" svg:x2="4.668cm" svg:y2="-0.166cm"><text:p/></draw:line><draw:custom-shape draw:name="Forme 17" draw:style-name="gr9" svg:width="0.165cm" svg:height="0.322cm" svg:x="4.667cm" svg:y="-0.166cm"><text:p/><draw:enhanced-geometry svg:viewBox="0 0 21600 21600" draw:type="rectangle" draw:enhanced-path="M 0 0 L 21600 0 21600 21600 0 21600 0 0 Z N"/></draw:custom-shape><draw:custom-shape draw:name="Forme 18" draw:style-name="gr10" svg:width="0.167cm" svg:height="0.322cm" svg:x="4.831cm" svg:y="-0.166cm"><text:p/><draw:enhanced-geometry svg:viewBox="0 0 21600 21600" draw:type="rectangle" draw:enhanced-path="M 0 0 L 21600 0 21600 21600 0 21600 0 0 Z N"/></draw:custom-shape><draw:line draw:name="Ligne 24" draw:style-name="gr8" draw:text-style-name="P59" svg:x1="4.997cm" svg:y1="-0.166cm" svg:x2="5.264cm" svg:y2="-0.166cm"><text:p/></draw:line></draw:g><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6"><text:span text:style-name="T28">N</text:span><text:span text:style-name="T26">otons que les échanges au niveau de la couche "ExchangeControl" se font nécessairement en mode synchrone dans le sens où, même un message asynchrone sera acquitté par le receveur pour renforcer la qualité de la liaison :</text:span></text:p>
      <text:p text:style-name="P46"><text:span text:style-name="T26"/></text:p>
      <text:p text:style-name="P46"><text:span text:style-name="T26"/></text:p>
      <text:p text:style-name="P46"><text:span text:style-name="T26"/></text:p>
      <text:p text:style-name="P43"/>
      <text:p text:style-name="P43"><text:span text:style-name="T28"/></text:p>
      <text:p text:style-name="P43"><text:span text:style-name="T28"/></text:p>
      <text:h text:style-name="P10" text:outline-level="2"><text:bookmark-start text:name="__RefHeading___Toc2096_2496697646"/><text:soft-page-break/>Les trames du protocole<text:bookmark-end text:name="__RefHeading___Toc2096_2496697646"/></text:h>
      <text:p text:style-name="P51"><text:span text:style-name="T6">Le protocole est fait pour gérer jusqu'à </text:span><text:span text:style-name="T9">256</text:span><text:span text:style-name="T6"> entités qui échangent en FSK. </text:span><text:span text:style-name="T7">Les adresses s'étendent donc de 0 à 0xF</text:span><text:span text:style-name="T9">E, avec OxFF réservée pour le broadcast.</text:span><text:span text:style-name="T7"> </text:span><text:span text:style-name="T8">Org@ et Dest@ caractérisent, pour une transmission donnée, l'entité à l'origine du message et celle qui en est destinataire.</text:span></text:p>
      <text:p text:style-name="P51"><text:span text:style-name="T7"/></text:p>
      <text:p text:style-name="P51"><text:span text:style-name="T7">On définit deux trames différentes :</text:span></text:p>
      <text:list xml:id="list227442395" text:style-name="L7">
        <text:list-item>
          <text:p text:style-name="P50"><text:span text:style-name="T5">la trame permettant une requête, le transfert de données, les messages asynchrones</text:span><text:span text:style-name="T8"> </text:span><text:span text:style-name="T9">, la trame </text:span><text:span text:style-name="T15">ReqDataAsyMssg_Frame</text:span><text:span text:style-name="T9">. E</text:span><text:span text:style-name="T8">lles portent toutes des données,</text:span></text:p>
        </text:list-item>
        <text:list-item>
          <text:p text:style-name="P52"><text:span text:style-name="T8">l</text:span><text:span text:style-name="T5">a trame d'acquittement, </text:span><text:span text:style-name="T14">Ack_Frame</text:span><text:span text:style-name="T5"> , plus courte, qui ne contient pas de donnée.</text:span></text:p>
        </text:list-item>
      </text:list>
      <text:p text:style-name="P49"><text:span text:style-name="T8"/></text:p>
      <text:h text:style-name="Heading_20_3" text:outline-level="3"><text:bookmark-start text:name="__RefHeading___Toc2098_2496697646"/>Trame en amont <text:span text:style-name="T30">de la couche MAC (en aval de de la couche ExchangeControl)</text:span><text:bookmark-end text:name="__RefHeading___Toc2098_2496697646"/></text:h>
      <text:p text:style-name="Text_20_body"/>
      <text:p text:style-name="P19"><text:span text:style-name="T44">ReqDataAsyMssg_Frame</text:span><text:span text:style-name="T45"> : </text:span></text:p>
      <text:p text:style-name="P21"><text:span text:style-name="T41">|Dest</text:span><text:span text:style-name="T42">@</text:span><text:span text:style-name="T41">|Topic|Trial_Ack|Type_LenData|Data| </text:span><text:span text:style-name="T42"><text:s/></text:span><text:span text:style-name="T43">ou </text:span><text:span text:style-name="T41">|</text:span><text:span text:style-name="T43">Org</text:span><text:span text:style-name="T42">@</text:span><text:span text:style-name="T41">|Topic|Trial_Ack|Type_LenData|Data|</text:span></text:p>
      <text:p text:style-name="P19"><text:span text:style-name="T42"/></text:p>
      <text:p text:style-name="P19"><text:span text:style-name="T44">Ack_Frame</text:span><text:span text:style-name="T45"> :</text:span></text:p>
      <text:p text:style-name="P21"><text:span text:style-name="T41">|Dest</text:span><text:span text:style-name="T42">@</text:span><text:span text:style-name="T41">|Topic|Trial_Ack|</text:span><text:span text:style-name="T42"> <text:s/></text:span><text:span text:style-name="T43">ou </text:span><text:span text:style-name="T41">|</text:span><text:span text:style-name="T43">Org</text:span><text:span text:style-name="T42">@</text:span><text:span text:style-name="T41">|Topic|Trial_Ack|</text:span><text:span text:style-name="T42"> </text:span></text:p>
      <text:p text:style-name="P18"><text:span text:style-name="T42"/></text:p>
      <text:p text:style-name="P12"/>
      <text:p text:style-name="P35"><text:span text:style-name="T4">champ Dest/Org@ (8bits)</text:span>: Selon le sens, c'est l'adresse à qui est destiné le message ou l'adresse source du message,</text:p>
      <text:p text:style-name="P35"><text:span text:style-name="T4">Topic (8bits)</text:span> : C'est le thème de la trame. Il permettra d'identifier de manière univoque l'échange en cours (voir plus loin). Cela peut être "pairing" pour un appairage des devices, ou bien "RunMode"...</text:p>
      <text:p text:style-name="P15"><text:span text:style-name="T46">Trial_Ack</text:span><text:span text:style-name="T47"> </text:span><text:span text:style-name="T48">(8bits) </text:span><text:span text:style-name="T38">: </text:span><text:span text:style-name="T39">Nombre d'essais concernant l'échange en cours (depuis la première émission de la requête ou la première émission du message asynchrone). 1 à 254 essais possibles. La valeur 0xFF est l'acquittement (Ack).</text:span></text:p>
      <text:p text:style-name="P45"><text:span text:style-name="T26"/></text:p>
      <text:p text:style-name="P16"><text:span text:style-name="T40">Type_LenData</text:span><text:span text:style-name="T48"> </text:span><text:span text:style-name="T38">: </text:span><text:span text:style-name="T39">Les 6 bits de poids forts représentent la longueur de données, c'est à dire le nombre de caractères qui constituent la donnée (64 maximum). Les deux bits de poids fort indiquent le type de trame :</text:span></text:p>
      <text:list xml:id="list3567570348" text:style-name="L8">
        <text:list-item>
          <text:p text:style-name="P17"><text:span text:style-name="T37">00 = Requête,</text:span></text:p>
        </text:list-item>
        <text:list-item>
          <text:p text:style-name="P17"><text:span text:style-name="T37">01 = Data,</text:span></text:p>
        </text:list-item>
        <text:list-item>
          <text:p text:style-name="P17"><text:span text:style-name="T37">10 = Message asynchrone.</text:span></text:p>
        </text:list-item>
      </text:list>
      <text:p text:style-name="P38"><text:span text:style-name="T26"/></text:p>
      <text:p text:style-name="P27"/>
      <text:p text:style-name="P29"><text:span text:style-name="T2">Data</text:span> : les données proprement dites, succession de caractères 8 bits qui ont un sens ordonnée pour l'application en amont. A ce niveau, c'est un simple bloc de données 8 bits, donc le nombre est indiqué dans le champ précédent.</text:p>
      <text:p text:style-name="P29"/>
      <text:p text:style-name="P29"/>
      <text:p text:style-name="P29"/>
      <text:h text:style-name="Heading_20_3" text:outline-level="3"><text:bookmark-start text:name="__RefHeading___Toc2100_2496697646"/><text:soft-page-break/>Trame en amont du driver UART (en aval de la couche MAC)<text:bookmark-end text:name="__RefHeading___Toc2100_2496697646"/></text:h>
      <text:p text:style-name="P30"/>
      <text:p text:style-name="P20"><text:span text:style-name="T44">ReqDataAsyMssg_Frame</text:span><text:span text:style-name="T45"> : </text:span></text:p>
      <text:p text:style-name="P21"><text:span text:style-name="T41">|</text:span><text:span text:style-name="T49">My@</text:span><text:span text:style-name="T43">|</text:span><text:span text:style-name="T41">Dest</text:span><text:span text:style-name="T42">@</text:span><text:span text:style-name="T41">|Topic|Trial_Ack|Type_LenData|Data| </text:span><text:span text:style-name="T42"><text:s/></text:span><text:span text:style-name="T43">ou </text:span><text:span text:style-name="T41">|</text:span><text:span text:style-name="T49">Dest@</text:span><text:span text:style-name="T43">|Org</text:span><text:span text:style-name="T42">@</text:span><text:span text:style-name="T41">|Topic|Trial_Ack|Type_LenData|Data| </text:span><text:span text:style-name="T42"><text:s/></text:span></text:p>
      <text:p text:style-name="P20"><text:span text:style-name="T42"/></text:p>
      <text:p text:style-name="P20"><text:span text:style-name="T44">Ack_Frame</text:span><text:span text:style-name="T45"> :</text:span></text:p>
      <text:p text:style-name="P13"><text:span text:style-name="T31">|</text:span><text:span text:style-name="T50">My@</text:span><text:span text:style-name="T33">|</text:span><text:span text:style-name="T31">Dest</text:span><text:span text:style-name="T32">@</text:span><text:span text:style-name="T31">|Topic|Trial_Ack|</text:span><text:span text:style-name="T32"> <text:s/></text:span><text:span text:style-name="T33">ou </text:span><text:span text:style-name="T31">|</text:span><text:span text:style-name="T50">Dest@</text:span><text:span text:style-name="T31">|</text:span><text:span text:style-name="T33">Org</text:span><text:span text:style-name="T32">@</text:span><text:span text:style-name="T31">|Topic|Trial_Ack|</text:span><text:span text:style-name="T32"> </text:span></text:p>
      <text:p text:style-name="P34"><text:span text:style-name="T24"/></text:p>
      <text:p text:style-name="P53"><text:span text:style-name="T10">Pour chacun des deux types de trame :</text:span></text:p>
      <text:list xml:id="list3353409251" text:style-name="L9">
        <text:list-item>
          <text:p text:style-name="P54"><text:span text:style-name="T10">dans le sens d'une transmission, la couche MAC aura encapsulé la trame précédente pour y ajouter en tête l'adresse origine du message, à savoir My@ (traduire mon @, celle de l'entité en question, connue par la couche MAC),</text:span></text:p>
        </text:list-item>
        <text:list-item>
          <text:p text:style-name="P54"><text:span text:style-name="T10">dans le sens d'une réception, la couche UART présentant l'adresse de destination en début de trame, Dest@, la couche MAC compare celle-ci avec My@. Si la comparaison est bonne, le message est transmis vers la couche supérieure à la couche MAC, à savoir la couche ExchangeControl</text:span><text:span text:style-name="T11"> (le message est alors décapsulé, on enlève Dest@ qui ne sert plus</text:span><text:span text:style-name="T10">. Dans le cas contraire, le message est écarté.</text:span></text:p>
        </text:list-item>
      </text:list>
      <text:p text:style-name="P48"><text:span text:style-name="T10"/></text:p>
      <text:p text:style-name="P48"><text:span text:style-name="T10"/></text:p>
      <text:h text:style-name="Heading_20_3" text:outline-level="3"><text:bookmark-start text:name="__RefHeading___Toc2102_2496697646"/>La trame en amont de l'UART (en aval du driver UART)<text:bookmark-end text:name="__RefHeading___Toc2102_2496697646"/></text:h>
      <text:p text:style-name="P53"><text:span text:style-name="T10"/></text:p>
      <text:p text:style-name="P21"><text:span text:style-name="T44">ReqDataAsyMssg_Frame</text:span><text:span text:style-name="T45"> : </text:span></text:p>
      <text:p text:style-name="P21"><text:span text:style-name="T56">|#####|Len</text:span><text:span text:style-name="T52">|My@</text:span><text:span text:style-name="T43">|</text:span><text:span text:style-name="T41">Dest</text:span><text:span text:style-name="T42">@</text:span><text:span text:style-name="T41">|Topic|Trial_Ack|Type_LenData|Data|</text:span><text:span text:style-name="T56">CheckSum|</text:span><text:span text:style-name="T57"> </text:span></text:p>
      <text:p text:style-name="P21"><text:span text:style-name="T43">ou</text:span></text:p>
      <text:p text:style-name="P22"><text:span text:style-name="T56">|#####|Len</text:span><text:span text:style-name="T43"> </text:span><text:span text:style-name="T51">|</text:span><text:span text:style-name="T52">Dest@|Org</text:span><text:span text:style-name="T53">@</text:span><text:span text:style-name="T51">|T</text:span><text:span text:style-name="T41">opic|Trial_Ack|Type_LenData|Data|</text:span><text:span text:style-name="T56">CheckSum|</text:span><text:span text:style-name="T57"> </text:span><text:span text:style-name="T41"><text:s/></text:span><text:span text:style-name="T42"><text:s/></text:span></text:p>
      <text:p text:style-name="P21"><text:span text:style-name="T42"/></text:p>
      <text:p text:style-name="P21"><text:span text:style-name="T44">Ack_Frame</text:span><text:span text:style-name="T45"> :</text:span></text:p>
      <text:p text:style-name="P14"><text:span text:style-name="T58">|#####|Len</text:span><text:span text:style-name="T54">|</text:span><text:span text:style-name="T55">My@|</text:span><text:span text:style-name="T34">Dest</text:span><text:span text:style-name="T36">@</text:span><text:span text:style-name="T34">|Topic|Trial_Ack|</text:span><text:span text:style-name="T58">CheckSum|</text:span><text:span text:style-name="T59"> </text:span><text:span text:style-name="T36"><text:s text:c="2"/></text:span></text:p>
      <text:p text:style-name="P14"><text:span text:style-name="T35">ou</text:span><text:span text:style-name="T55"> </text:span></text:p>
      <text:p text:style-name="P14"><text:span text:style-name="T58">|#####|Len</text:span><text:span text:style-name="T54">|</text:span><text:span text:style-name="T55">Dest@</text:span><text:span text:style-name="T54">|</text:span><text:span text:style-name="T55">O</text:span><text:span text:style-name="T35">rg</text:span><text:span text:style-name="T36">@</text:span><text:span text:style-name="T34">|Topic|Trial_Ack|</text:span><text:span text:style-name="T36"> </text:span><text:span text:style-name="T58">CheckSum|</text:span><text:span text:style-name="T59"> </text:span></text:p>
      <text:p text:style-name="P48"><text:span text:style-name="T10"/></text:p>
      <text:p text:style-name="P55"><text:span text:style-name="T10">La couche Driver UART va encapsuler (décapsuler) la trame issu de (allant vers) la couche MAC. Pour l'encapsulation on ajoute les champs :</text:span></text:p>
      <text:p text:style-name="P55"><text:span text:style-name="T14">préambule ##### (5 octets, 40 bits) </text:span><text:span text:style-name="T10">: </text:span><text:span text:style-name="T12">ils sont nécessaires pour filtrer les autres transmission à 433MHz.</text:span></text:p>
      <text:p text:style-name="P56"><text:span text:style-name="T14">Len</text:span><text:span text:style-name="T16"> </text:span><text:span text:style-name="T14">(1octet)</text:span><text:span text:style-name="T16"> </text:span><text:span text:style-name="T10">: c'est la longueur totale de la trame, hors préembule #####. Il inclut le checksum.</text:span></text:p>
      <text:p text:style-name="P56"><text:span text:style-name="T14">Checksum</text:span><text:span text:style-name="T13"> (1octet) </text:span><text:span text:style-name="T10">: somme de l'ensemble (hors checksum) modulo 256.</text:span></text:p>
      <text:p text:style-name="P48"><text:span text:style-name="T10"/></text:p>
      <text:p text:style-name="P48"><text:span text:style-name="T10"/></text:p>
      <text:p text:style-name="P48"><text:span text:style-name="T10"/></text:p>
      <text:p text:style-name="P26"/>
      <text:p text:style-name="P26"/>
      <text:p text:style-name="P26"/>
      <text:h text:style-name="Heading_20_1" text:outline-level="1"><text:soft-page-break/>La couche ExchangeControl</text:h>
      <text:p text:style-name="P31"/>
      <text:p text:style-name="P32">A cREUSER !!!</text:p>
      <text:p text:style-name="P32"/>
      <text:p text:style-name="P32"/>
      <text:p text:style-name="P32"/>
      <text:p text:style-name="P31">A chaque initiation d'une requete, ou d'un Mssg asy, on crée un échange.</text:p>
      <text:p text:style-name="P31">Chaque échange dans la table ExchangeTab</text:p>
      <text:p text:style-name="P31">Chaque case du tableau contient une structure : ExchangeStruc avec plein de chps dont un pointeur du un type ExchangeData qui contient la donnée string et sa longueur pour un traitement de parsing à la couche supérieure.</text:p>
      <text:p text:style-name="P31">Chaque excnage est caractérisé par son numéro ds la table ainsi que par son ExchangeID = Topic:Org@</text:p>
      <text:p text:style-name="P31"/>
      <text:p text:style-name="P31">Exemple : </text:p>
      <text:p text:style-name="P31"/>
      <text:p text:style-name="P31">Je recois le topic 0x45 qui provient de @ 0x12. l'Exchange ID vaut 0x4512.</text:p>
      <text:p text:style-name="P31">Si je suis PartB, cet ID ne peut pas exister. Je l'ajoute à la table avec le status New.</text:p>
      <text:p text:style-name="P31"/>
      <text:p text:style-name="P31">Autre</text:p>
      <text:p text:style-name="P31"/>
      <text:p text:style-name="P31">Je reçois le topi</text:p>
      <text:p text:style-name="P31"/>
      <text:p text:style-name="P31">Sur réception, une fois la couche MAC passée, on regarde si le T</text:p>
      <text:p text:style-name="P3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OpenSymbol" svg:font-family="OpenSymbol"/>
    <style:font-face style:name="OpenSymbol1" svg:font-family="OpenSymbol" style:font-charset="x-symbol"/>
    <style:font-face style:name="Symbol" svg:font-family="Symbol"/>
    <style:font-face style:name="Symbol1"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office:font-face-decls>
  <office:styles>
    <draw:marker draw:name="Arrow" svg:viewBox="0 0 20 20" svg:d="M0 20l10-20 10 20z"/>
    <draw:marker draw:name="Extrémités_20_de_20_flèche_20_1" draw:display-name="Extrémités de flèche 1" svg:viewBox="0 641 2239 1601" svg:d="M1126 641l-18 1-12 2-13 3-16 7-14 9-12 10-11 13-1007 1373-15 28-7 26-1 16 3 25 9 25 12 19 11 12 12 10 19 11 20 7 27 4 24-2 26-8 24-15 21-23 912-1245 912 1245 13 16 12 10 16 9 15 6 19 5 19 1 13-1 22-5 14-5 18-11 16-14 11-14 11-21 6-21 2-23-1-17-4-17-7-16-11-17-1005-1372-10-12-9-8-11-8-16-8-16-5-14-3z"/>
    <draw:stroke-dash draw:name="Dash_20__28_Rounded_29_" draw:display-name="Dash (Rounded)" draw:style="round" draw:dots1="1" draw:dots1-length="201%" draw:distance="199%"/>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Heading" style:next-style-name="Text_20_body" style:default-outline-level="1" style:class="text">
      <style:text-properties style:font-name="Times New Roman1" fo:font-family="'Times New Roman'" style:font-style-name="Gras" style:font-family-generic="roman" style:font-pitch="variable"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family="'Times New Roman'" style:font-style-name="Gras" style:font-family-generic="roman" style:font-pitch="variable"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family="'Times New Roman'" style:font-style-name="Gras Italique" style:font-family-generic="roman" style:font-pitch="variable"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 <text:s text:c="2"/></text:p>
      </style:header>
      <style:footer>
        <text:p text:style-name="MP2"><text:tab/><text:span text:style-name="MT1"><text:tab/></text:span><text:page-number text:select-page="current">5</text:page-number>/<text:page-count>6</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30T19:39:00.026000000</dc:date>
    <meta:editing-duration>P3DT13H38M25S</meta:editing-duration>
    <meta:editing-cycles>98</meta:editing-cycles>
    <meta:generator>LibreOffice/7.3.6.2$Windows_X86_64 LibreOffice_project/c28ca90fd6e1a19e189fc16c05f8f8924961e12e</meta:generator>
    <meta:print-date>2011-11-29T11:08:14.52</meta:print-date>
    <meta:document-statistic meta:table-count="0" meta:image-count="0" meta:object-count="0" meta:page-count="6" meta:paragraph-count="78" meta:word-count="1081" meta:character-count="6730" meta:non-whitespace-character-count="5713"/>
    <meta:user-defined meta:name="Info 1"/>
    <meta:user-defined meta:name="Info 2"/>
    <meta:user-defined meta:name="Info 3"/>
    <meta:user-defined meta:name="Info 4"/>
  </office:meta>
</office:document-meta>
</file>